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3.4957in"/>
    </style:style>
    <style:style style:name="co3" style:family="table-column">
      <style:table-column-properties fo:break-before="auto" style:column-width="5.9972in"/>
    </style:style>
    <style:style style:name="co4" style:family="table-column">
      <style:table-column-properties fo:break-before="auto" style:column-width="5.4839in"/>
    </style:style>
    <style:style style:name="ro4"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7.7008in" fo:break-before="auto" style:use-optimal-row-height="true"/>
    </style:style>
    <style:style style:name="ro5" style:family="table-row">
      <style:table-row-properties style:row-height="8.9134in" fo:break-before="auto" style:use-optimal-row-height="true"/>
    </style:style>
    <style:style style:name="ro6" style:family="table-row">
      <style:table-row-properties style:row-height="1.0984in" fo:break-before="auto" style:use-optimal-row-height="true"/>
    </style:style>
    <style:style style:name="ro7" style:family="table-row">
      <style:table-row-properties style:row-height="3.5236in" fo:break-before="auto" style:use-optimal-row-height="true"/>
    </style:style>
    <style:style style:name="ro8" style:family="table-row">
      <style:table-row-properties style:row-height="4.1972in" fo:break-before="auto" style:use-optimal-row-height="true"/>
    </style:style>
    <style:style style:name="ro9" style:family="table-row">
      <style:table-row-properties style:row-height="4.4665in" fo:break-before="auto" style:use-optimal-row-height="true"/>
    </style:style>
    <style:style style:name="ro10" style:family="table-row">
      <style:table-row-properties style:row-height="1.5028in" fo:break-before="auto" style:use-optimal-row-height="true"/>
    </style:style>
    <style:style style:name="ro11" style:family="table-row">
      <style:table-row-properties style:row-height="5.5453in" fo:break-before="auto" style:use-optimal-row-height="true"/>
    </style:style>
    <style:style style:name="ro12" style:family="table-row">
      <style:table-row-properties style:row-height="2.311in" fo:break-before="auto" style:use-optimal-row-height="true"/>
    </style:style>
    <style:style style:name="ro13" style:family="table-row">
      <style:table-row-properties style:row-height="1.772in" fo:break-before="auto" style:use-optimal-row-height="true"/>
    </style:style>
    <style:style style:name="ro14" style:family="table-row">
      <style:table-row-properties style:row-height="0.5591in" fo:break-before="auto" style:use-optimal-row-height="true"/>
    </style:style>
    <style:style style:name="ro15" style:family="table-row">
      <style:table-row-properties style:row-height="2.0417in" fo:break-before="auto" style:use-optimal-row-height="true"/>
    </style:style>
    <style:style style:name="ro16" style:family="table-row">
      <style:table-row-properties style:row-height="3.6583in" fo:break-before="auto" style:use-optimal-row-height="true"/>
    </style:style>
    <style:style style:name="ro17" style:family="table-row">
      <style:table-row-properties style:row-height="1.9071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374in" fo:break-before="auto" style:use-optimal-row-height="true"/>
    </style:style>
    <style:style style:name="ro20" style:family="table-row">
      <style:table-row-properties style:row-height="2.7154in" fo:break-before="auto" style:use-optimal-row-height="true"/>
    </style:style>
    <style:style style:name="ro21" style:family="table-row">
      <style:table-row-properties style:row-height="6.4882in" fo:break-before="auto" style:use-optimal-row-height="true"/>
    </style:style>
    <style:style style:name="ro22" style:family="table-row">
      <style:table-row-properties style:row-height="0.2898in" fo:break-before="auto" style:use-optimal-row-height="true"/>
    </style:style>
    <style:style style:name="ro23" style:family="table-row">
      <style:table-row-properties style:row-height="0.8291in" fo:break-before="auto" style:use-optimal-row-height="true"/>
    </style:style>
    <style:style style:name="ro24" style:family="table-row">
      <style:table-row-properties style:row-height="0.9638in" fo:break-before="auto" style:use-optimal-row-height="true"/>
    </style:style>
    <style:style style:name="ro25" style:family="table-row">
      <style:table-row-properties style:row-height="2.1764in" fo:break-before="auto" style:use-optimal-row-height="true"/>
    </style:style>
    <style:style style:name="ro26" style:family="table-row">
      <style:table-row-properties style:row-height="0.4244in" fo:break-before="auto" style:use-optimal-row-height="true"/>
    </style:style>
    <style:style style:name="ro27" style:family="table-row">
      <style:table-row-properties style:row-height="0.6937in" fo:break-before="auto" style:use-optimal-row-height="true"/>
    </style:style>
    <style:style style:name="ro28" style:family="table-row">
      <style:table-row-properties style:row-height="1.2335in" fo:break-before="auto" style:use-optimal-row-height="true"/>
    </style:style>
    <style:style style:name="ro29" style:family="table-row">
      <style:table-row-properties style:row-height="3.7929in" fo:break-before="auto" style:use-optimal-row-height="true"/>
    </style:style>
    <style:style style:name="ro30" style:family="table-row">
      <style:table-row-properties style:row-height="3.2543in" fo:break-before="auto" style:use-optimal-row-height="true"/>
    </style:style>
    <style:style style:name="ro31" style:family="table-row">
      <style:table-row-properties style:row-height="0.352in" fo:break-before="auto" style:use-optimal-row-height="true"/>
    </style:style>
    <style:style style:name="ro32" style:family="table-row">
      <style:table-row-properties style:row-height="0.6839in" fo:break-before="auto" style:use-optimal-row-height="true"/>
    </style:style>
    <style:style style:name="ro33" style:family="table-row">
      <style:table-row-properties style:row-height="3.9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style:text-properties fo:hyphenate="true"/>
    </style:style>
    <style:style style:name="ce2" style:family="table-cell" style:parent-style-name="Default">
      <style:table-cell-properties style:text-align-source="fix" style:repeat-content="false" fo:wrap-option="wrap" style:vertical-align="middle"/>
      <style:paragraph-properties fo:text-align="start"/>
      <style:text-properties fo:font-size="7.80000019073486pt" style:font-size-asian="7.80000019073486pt" style:font-size-complex="7.80000019073486pt" fo:hyphenate="false"/>
    </style:style>
    <style:style style:name="ce3" style:family="table-cell" style:parent-style-name="Default">
      <style:table-cell-properties style:text-align-source="fix" style:repeat-content="false" fo:wrap-option="wrap" style:vertical-align="middle"/>
      <style:paragraph-properties fo:text-align="start"/>
      <style:text-properties fo:font-size="7.80000019073486pt" style:font-size-asian="7.80000019073486pt" style:font-size-complex="7.80000019073486pt" fo:hyphenate="true"/>
    </style:style>
  </office:automatic-styles>
  <office:body>
    <office:spreadsheet>
      <table:table table:name="Sheet1" table:style-name="ta1" table:print="false">
        <table:table-column table:style-name="co1" table:number-columns-repeated="4" table:default-cell-style-name="ce1"/>
        <table:table-column table:style-name="co2" table:default-cell-style-name="ce1"/>
        <table:table-column table:style-name="co3" table:default-cell-style-name="ce2"/>
        <table:table-column table:style-name="co4" table:default-cell-style-name="ce3"/>
        <table:table-column table:style-name="co1" table:number-columns-repeated="1017" table:default-cell-style-name="ce1"/>
        <table:table-row table:style-name="ro2">
          <table:table-cell office:value-type="string">
            <text:p>User Priority</text:p>
          </table:table-cell>
          <table:table-cell office:value-type="string">
            <text:p>Devel Priority</text:p>
          </table:table-cell>
          <table:table-cell office:value-type="string">
            <text:p>Complexity</text:p>
          </table:table-cell>
          <table:table-cell office:value-type="string">
            <text:p>Category</text:p>
          </table:table-cell>
          <table:table-cell office:value-type="string">
            <text:p>Summary</text:p>
          </table:table-cell>
          <table:table-cell office:value-type="string">
            <text:p>Description</text:p>
          </table:table-cell>
          <table:table-cell office:value-type="string">
            <text:p>Additional/Implementation Notes</text:p>
          </table:table-cell>
          <table:table-cell table:number-columns-repeated="1017"/>
        </table:table-row>
        <table:table-row table:style-name="ro3">
          <table:table-cell office:value-type="string">
            <text:p>high</text:p>
          </table:table-cell>
          <table:table-cell office:value-type="string">
            <text:p>?</text:p>
          </table:table-cell>
          <table:table-cell office:value-type="string">
            <text:p>3 (hopefully not too invasive)</text:p>
          </table:table-cell>
          <table:table-cell office:value-type="string">
            <text:p>Architecture</text:p>
          </table:table-cell>
          <table:table-cell office:value-type="string">
            <text:p>Reorganize Aloft into (at least) 3 separate addons.</text:p>
          </table:table-cell>
          <table:table-cell office:value-type="string">
            <text:p>Separate Aloft into 3 new addons</text:p>
            <text:p/>
            <text:p>“First” addon: Aloft “core” LUA (all components that are mandatory for nameplates to function, which equates generally to the Aloft functionality controlling all elements that are present on Blizzard default nameplates), except for options/localization, plus things like libraries, keybindings, and etc; will probably need to contain the “module” subsystem LUA as well, to make it available in common to both the “second” and “third” addons.</text:p>
            <text:p/>
            <text:p>Ssecond” addon: All actual “module” LUA, except for options/localization.</text:p>
            <text:p/>
            <text:p>“Third” addon: Options/localization LUA for all Aloft components (both “core” and “modules”).</text:p>
            <text:p/>
            <text:p>Motivation: Recovering resources, on behalf of the user, for those who want as small a footprint as possible.</text:p>
            <text:p/>
            <text:p>The “second” and “third” addons need to be structured in such a way that they can be loaded on demand (whether generically, or at least as long as they are enabled by the user); whatever hooks, menu stubs, mouse-click handing, or etc, that are required to trigger LOD operation will need to be in the “first” addon.</text:p>
            <text:p/>
            <text:p>In general most of Aloft's current “excess” resource utilization seems to be related to the breadth of its functionality, and the sheer volume of LUA involved; careful benchmarking indicates a very low potential for memory leaks, and that in general, resource utilization at runtime is specifically related to the number of visible nameplates; in short, Aloft loads with a certain memory footprint, and then uses almost no resources beyond that at runtime, and disabling modules only affects this by perhaps 15% overall (better than nothing, but not a lot overall).</text:p>
            <text:p/>
            <text:p>It is assumed that “a lot” of resources could be recovered if the option menu (and all of its localization string data) were not loaded unless/until the user wished to configure the addon; it is assumed that the option menu (and all of its localization string data) is essentially unnecessary otherwise, and that it is worth making this “load on demand” (i.e. that the user will tolerate its absence and the load overhead when they want access to configuration functionality); these may be bad assumptions.</text:p>
            <text:p/>
            <text:p>It is possible that the “second” addon could actually consist of more than one addon (i.e. breaking out other major functional areas, at a very coarse granularity, like mana+threat+everything else), but within the context that this slicing/dicing was already attempted and the users rebelled and were very vocal about no longer using the addon if there ended up being “too many” separate addons involved (10 was “too many”, it is assumed 3 will not be “too many”); this is a catch-22: some users complain that there is too much “fluff” in Aloft that they have to load as a pre/co-requisite to obtaining the functionality they want, but then other users then complain if there are “too many” addons; Phanx justified his objection on the grounds that memory usage in WoW is an over-used boogie man, and that LUA file load overhead is actually a bigger problem.</text:p>
            <text:p/>
            <text:p>Assume large new “luxury” functionality, like AloftCastWarning, will continue to be packaged as separate addon(s).</text:p>
            <text:p/>
            <text:p>Unresolved: how to handle the fact that the FuBar/LDB functionality is <text:s/>in “modules”, but the main access to the Aloft options (and presumably the initiator for dynamically loading the options/localization subsystem) is driven by a right-click on the FuBar/LDB panels?</text:p>
            <text:p/>
            <text:p>Unresolved: how to handle the dynamic load issue if Ace3 ever gets around to incorporating a realistic dewdrop equivalent? from the forum discussion trail, the argument against a dewdrop equivalent seems to be a very dismissive ideological/FUD loop: we don't like dewdrop, but its equivalent is already largely complete (so you don't have to implement one of your own, and in fact we would not approve it as a project if you did), but we haven't done any work on it for many, many months, because we don't like dewdrop, but it is already largely complete... yadda yadda; in short, the usual sort of circular religious argument developers get into when they are in charge of their own requirements.</text:p>
            <text:p/>
            <text:p>Possible resolution (for all of the above): FuBar/LDB functionality can remain “modules”; probably possible to just drive loading the options/localization system from a right-click on the FuBar/LDB panels (and from the command line, of course); the LDB module can continue to be enabled by default, out of the box; the user can bootstrap by explicitly loading the “third” (options/localization) addon from the addon configuration screen, while they are actively configuring the addon</text:p>
          </table:table-cell>
          <table:table-cell table:number-columns-repeated="1018"/>
        </table:table-row>
        <table:table-row table:style-name="ro5">
          <table:table-cell office:value-type="string">
            <text:p>high</text:p>
          </table:table-cell>
          <table:table-cell office:value-type="string">
            <text:p>medium (important, but will be VERY difficult/invasive)</text:p>
          </table:table-cell>
          <table:table-cell office:value-type="string">
            <text:p>5 (VERY invasive)</text:p>
          </table:table-cell>
          <table:table-cell office:value-type="string">
            <text:p>Config</text:p>
          </table:table-cell>
          <table:table-cell office:value-type="string">
            <text:p>Allow nameplates for different types of units to be configured differently.</text:p>
          </table:table-cell>
          <table:table-cell office:value-type="string">
            <text:p>Options menu would be split into three major sections (instead of functional “areas” as it is now). Assume a multi-column display, with the left column presenting a tree containing the major sections and their subordinate items, and the right column containing actual settings detail.</text:p>
            <text:p/>
            <text:p>One section would be for “global” functionality, and would present a tree containing “Modules”, “Presets”, and etc, essentially as they exist now.</text:p>
            <text:p/>
            <text:p>One section would be for “Option Sets”, and would present a tree containing a “Default” option set (provided by Aloft, the content of which would equate basically to Aloft's current manifest of options), and a collection of user-defined option sets (named as the user wishes them, as many as the user wants, up to a reasonable maximum, perhaps equal to the number of unit types). Selecting any option set would present a tree enabling access to settings for all the normal Aloft functional areas (for all modules currently enabled by the user). Each option set would additionally also have a “Clone”/”Create” capability (which would create a new option set by copying the currently selected one, named by appending the string “ Copy”), a text entry box (pre-populated with the new option-set's name) allowing the user to change the name of the option set (data entry disabled for the “Default” option set), and a “Delete” button (disabled for the “Default” option set).The name of each option-set would be unique (enforced by Aloft). Aloft would come bundled only with the with the “Default” option set. When a module is enabled by the user, that module's current settings from the “Default” option set would be populated into all existing user-specified option sets. The user would be able to modify the settings in the “Default” option set (but not rename it or delete it).</text:p>
            <text:p/>
            <text:p>One section would be for unit types, and would present a tree containing each type of unit differentiated by Aloft. Selecting any unit type would present options for that unit type. Those options would include a selector, populated with all the current/existing option sets (specification of which by the user would apply the settings in that option set comprehensively to the nameplates of all units of the selected unit type). Those options would also include a checkbox controlling “visibility” of that unit type (collectively replacing the existing “Visibility” options). The manifest of unit types would not alter (they would be defined/hardcoded by Aloft, not configured by the user). Aloft would come bundled with all unit types using the “Default” option set.</text:p>
            <text:p/>
            <text:p>Unit Types (similar to “Visibility” options):</text:p>
            <text:p>- target (overrides other unit types when target is selected; need a way to disable the override?)</text:p>
            <text:p>- friendly PC</text:p>
            <text:p>- group PC</text:p>
            <text:p>- guild PC</text:p>
            <text:p>- hostile PC</text:p>
            <text:p>- player pet</text:p>
            <text:p>- group pet</text:p>
            <text:p>- friendly pet</text:p>
            <text:p>- hostile pet</text:p>
            <text:p>- friendly NPC</text:p>
            <text:p>- neutral NPC</text:p>
            <text:p>- hostile NPC</text:p>
            <text:p>- hostile totem/snake/worm</text:p>
            <text:p>- critter</text:p>
            <text:p/>
            <text:p>Assuming a unit “type” value available on each nameplate, each module could then apply its options to the nameplate by dereferencing via type to obtain an option set, and dereferencing the option set to obtain the requisite configuration data. The Ace3 “profile” system should be capable of persisting user configurations of arbitrary complexity. Should be able to wrap existing Ace3 optionDB data up in a “Default { }” table. Presets would contain values only for the “Default” option set, and when applied would affect only the “Default” option set.</text:p>
            <text:p/>
            <text:p>TODO: Option sets need a “reset” capability. The “Default” option set would reset to default values. All other option sets would reset to the current value of the “Default” option set.- hostile PC</text:p>
            <text:p/>
            <text:p>TODO: Decide whether Alpha options should be global, or whether they can be per option-set; they should probably be global, given the behavior of Blizzard default nameplates.</text:p>
            <text:p/>
            <text:p>TODO: Current “visibility” functionality would have to be applied generically to create a finer-grained “type” decomposition, with units changing “type” as they are moused over and unit data is discovered/cached in the nameplate. Could be VERY tricky, altering unit type would require firing a lot of events to drive UI updates to nameplates.</text:p>
            <text:p/>
            <text:p>TODO: What to do with the name-based visibility subsystem?</text:p>
            <text:p/>
            <text:p>TODO: Could this be done via some sort of Parrot-style “LuaText” system, with embedded keywords/tags that applied the results of a LUA fragment to this or that characteristic of a nameplate? I think I like a full-blown menu, with its associated structure, better.</text:p>
          </table:table-cell>
          <table:table-cell table:number-columns-repeated="1018"/>
        </table:table-row>
        <table:table-row table:style-name="ro6">
          <table:table-cell office:value-type="string">
            <text:p>high</text:p>
          </table:table-cell>
          <table:table-cell office:value-type="string">
            <text:p>medium (important, but will be difficult/invasive)</text:p>
          </table:table-cell>
          <table:table-cell office:value-type="string">
            <text:p>4 (invasive)</text:p>
          </table:table-cell>
          <table:table-cell office:value-type="string">
            <text:p>Config</text:p>
          </table:table-cell>
          <table:table-cell office:value-type="string">
            <text:p>Provide a “configuration preview mode”.</text:p>
          </table:table-cell>
          <table:table-cell office:value-type="string">
            <text:p>Enabling a “preview mode” would populate all visible nameplates with some sort of canned data, such that every possible element of the nameplate was displayed and could be configured by the user.</text:p>
            <text:p/>
            <text:p>Should be restricted to out-of-combat (“preview mode” should be disabled on behalf of the user when combat is initiated). Should be restricted to only the modules the player currently has enabled (complication/gotcha: what happens when the user enables a module while “preview mode” is enabled?).</text:p>
            <text:p/>
            <text:p>Alternate: Do this only for the current target nameplate. Might be simpler/easier.</text:p>
          </table:table-cell>
          <table:table-cell table:number-columns-repeated="1018"/>
        </table:table-row>
        <table:table-row table:style-name="ro7">
          <table:table-cell table:number-columns-repeated="2" office:value-type="string">
            <text:p>low</text:p>
          </table:table-cell>
          <table:table-cell office:value-type="float" office:value="2">
            <text:p>2</text:p>
          </table:table-cell>
          <table:table-cell office:value-type="string">
            <text:p>Defect</text:p>
          </table:table-cell>
          <table:table-cell office:value-type="string">
            <text:p>Try to isolate and clean up “memory leaks” in AloftCastWarning.</text:p>
          </table:table-cell>
          <table:table-cell office:value-type="string">
            <text:p>AloftCastWarning memory usage at runtime apparently grows slowly, apparently without bound.</text:p>
            <text:p/>
            <text:p>This could be the spellbook mechanism in operation (simply assimilating GetSpellInfo() data during operation), or this could be a variety of actual memory leaks. TODO: Try to identify/characterize this.</text:p>
            <text:p/>
            <text:p>Could try to isolate whether actual leaks are occurring by stubbing out the spellbook function, temporarily, such that GetSpellInfo() was invoked redundantly on every event, and then watching for leaks. If no “leaks” occur outside the spellbook mechanism, there probably are not any legitimate leaks (the memory usage is simply normal growth <text:s/>in spellbook data).</text:p>
            <text:p/>
            <text:p>There would probably be no harm if the spellbook subsystem data became transient: the data thrown away between game sessions. That doesn't necessarily solve the problem, from the perspective of fixing leaks, but would reduce the amount of memory in use at the outset.</text:p>
            <text:p/>
            <text:p>Pros: This would effectively absolve AloftCastWarning from having to have any saved variables (a simplification).</text:p>
            <text:p/>
            <text:p>Cons: Spell data is, by necessity, gathered in a disjoint fashion. There are certain things that can only be identified about a spell with UnitCastingInfo()/UnitChannelInfo() (like... knowing absolutely for certain whether the spell is channeled... which tells the addon which direction to animate the cast warning bar :-), There are other things that can only be gathered from the combat log (like, what school the spell is in... which tells the addon what color the cast warning bar should be). Aggregating/collating this data, so that it is all available when a spell is detected, regardless of how the spell is detected (UNIT_CAST_* or COMBAT_LOG_SPELL_CAST_*), regardless of whether the caster has a unitid at the moment, is the whole point of the “spellbook” subsystem. Without retaining this data between game sessions, the user will have to build this picture anew, incrementally, each game session. This may or may not be a problem... but if there are leaks that can simply be identified/fixed, that would be the “best” solution.</text:p>
          </table:table-cell>
          <table:table-cell table:number-columns-repeated="1018"/>
        </table:table-row>
        <table:table-row table:style-name="ro8">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Add (at least) a couple of generic text fields for user use.</text:p>
          </table:table-cell>
          <table:table-cell office:value-type="string">
            <text:p>I am envisioning a generic subsystem that will allow the user to create and configure a variable number of additional generic “named” text fields, for use in displaying additional information.</text:p>
            <text:p/>
            <text:p>This should be packaged as a module (perhaps an external addon to begin with).</text:p>
            <text:p/>
            <text:p>TODO: Should there be an upper limit on the number of text fields the user can add? Should there just be a small, “hard coded” number, with generic names, instead of a variable number with user-defined names? Either way, I am thinking aout 4 of them (more than that and it begs the question: what the heck is the user trying to do?).</text:p>
            <text:p/>
            <text:p>The user interface would provide means for creating, naming, selecting, and deleting these additional generic named text field. Configuration access to each new text field added would appear under an options tree within this user interface, and each would contain the standard controls for text (enable, font, font size, font shadow, outline, alignment (from/to), left offset, right offset, vertical offset, color, and format&gt;advanced for text tags).</text:p>
            <text:p/>
            <text:p>These additional generic named text fields should be integrated into the “DetermineDataSources()” process, tag events and required data, based on their text tag content, as usual.</text:p>
            <text:p/>
            <text:p>Should these additional generic named text fields be integrated into the “DetermineDataSources()” process at the module level? That would require the text field module to register and handle all tag events and required data for all text fields, as an aggregate whole, and update all text fields, as an aggregate whole, when any event was received.</text:p>
            <text:p/>
            <text:p>TODO: is there any way to slice and dice tag events so that they can be associated directly with the text fields that are actually going to be interested in them, demultiplexed only to those fields? Right now, the module would have to be notified (via an event), and it would have to proactively refresh all of the fields (to make sure it caught the right one(s)). Perhaps in a later implementation, perhaps retaining a list of events of interest, or “requires data” mappings, and when event arrives, looking the event/field up in that mapping to decide which fields want the event? The “requires data” list will have to be a superset of all the data all of the fields are interested in.</text:p>
            <text:p/>
            <text:p>TODO: can all forms of text in Aloft be refactored to be implemented in terms of a generic text field, as a layered subsystem?</text:p>
          </table:table-cell>
          <table:table-cell table:number-columns-repeated="1018"/>
        </table:table-row>
        <table:table-row table:style-name="ro9">
          <table:table-cell table:number-columns-repeated="2" office:value-type="string">
            <text:p>low</text:p>
          </table:table-cell>
          <table:table-cell office:value-type="float" office:value="2">
            <text:p>2</text:p>
          </table:table-cell>
          <table:table-cell office:value-type="string">
            <text:p>Config</text:p>
          </table:table-cell>
          <table:table-cell office:value-type="string">
            <text:p>Make it possible for nameplates to have a “vertical” layout.</text:p>
          </table:table-cell>
          <table:table-cell office:value-type="string">
            <text:p>UPDATE (WoW 3.3.3): Aloft made some changes in WoW 3.3.3 that affected StatusBar texture tiling/clipping (they took out Texture:SetTexCoordModifiesRect(), added Texture:SetHorizTile()/Texture:SetVertTile(); Shadowed says it is now possible to call the latter/new functions only once on any texture object; nameplate default health bar/cast bar objects are initialized by Blizzard, before Aloft gets access to them, and therefore cannot be changed, which results in graphical artifacts when Aloft introduces new textures, borders, and etc). Aloft will not be able to use/reconfigure the default nameplate health bar/cast bar. However, Aloft would be able to replace these with StatusBar artifacts of its own (instead of the current “frame+texture”” approach). Will need to experiment and make sure that Aloft control over the StatusBar lifecycle allows proper control of the associated textures, so that there are no graphical artifacts. If so, vertical layouts (either with StatusBars, which support this directly, or selective dimensioning/control of “frame+texture” height/width) should be possible.</text:p>
            <text:p/>
            <text:p>Provide an explicit "vertical" option for everything (some sort of high-level global option?).</text:p>
            <text:p/>
            <text:p>Switch all bars to a “statusbar” (things like mana, threat, and crowd control bars are currently just texture regions). Threat bar has two segments; will probably have to become two statusbars glued together end-to-end (either horizontally or vertically). OR, eep the current “frame+texture” approach, and use one of height/width as the principle “size” dimension?</text:p>
            <text:p/>
            <text:p>Switch all fontstrings (including name text) to use an anchor-from (SetPoint), anchor-to (SetPoint), X/Y offset, a justification (L/R/C), and an implicit single "size" (height for horizontal, width for vertical), and "ignore" the other size (width for horizontal, height for vertical).</text:p>
            <text:p/>
            <text:p>To achieve a vertical layout for text, set a single implicit "size" (height for horizontal, width for vertical) based on font size (plus margins; proportional?), and then allow the WoW Client to control the other size (width for horizontal, height for vertical; adjust slightly for font size, SetZ(GetZ() + margin)); need to sort out how this matches to layout frame and/or health bar.</text:p>
            <text:p/>
            <text:p>Should anchor be simplified to LEFT/TOP, CENTER, and RIGHT/BOTTOM, and do two SetPoint() calls?</text:p>
            <text:p/>
            <text:p>Alter justification option descriptions to "TOP"/"CENTER"/"BOTTOM" when user explicitly sets "vertical"?</text:p>
            <text:p/>
            <text:p>Prototype with NameText and LevelText (since they seem most sensitive to anchoring issues); keep their anchor-to frames.</text:p>
          </table:table-cell>
          <table:table-cell table:number-columns-repeated="1018"/>
        </table:table-row>
        <table:table-row table:style-name="ro10">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Disable nameplate unit mouseover tooltips.</text:p>
          </table:table-cell>
          <table:table-cell office:value-type="string">
            <text:p>Allow the user to disable nameplate (unit) tooltips. Always, combat-only, etc. Broken out in detail like Auto-Show options? This is probably fairly simple to do, I just don't know how (most of the research would be in figuring out how to detect that the tooltip was up, then whether or not it was associated with a nameplate... and then the mouseover unit could be characterized and the tooltip conditionally hidden).</text:p>
            <text:p/>
            <text:p>Broken out in detail based on unit type (i.e. friendly/neutral/hostile, PC/NPC, critter, and etc)?</text:p>
            <text:p/>
            <text:p>Need a way to determine that tooltip is being triggered by a nameplate, versus a 3D model, unit frame, and etc. I don't know how to do this currently. Does the tooltip provide a context, or parent frame, of some sort?</text:p>
            <text:p/>
            <text:p>Need to know how to intercept the tooltip “OnShow” or whatever, such that the tooltip is not shown, as desired.</text:p>
          </table:table-cell>
          <table:table-cell table:number-columns-repeated="1018"/>
        </table:table-row>
        <table:table-row table:style-name="ro9">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Display the equivalent of “Nameplate Glow” using nameplate alpha instead.</text:p>
          </table:table-cell>
          <table:table-cell office:value-type="string">
            <text:p>Provide an option under “Nameplate Glow” to use alpha instead. Senses the Blizzard threat glow as usual, but hides the Aloft threat glow texture region and uses nameplate alpha instead.</text:p>
            <text:p/>
            <text:p>NOTE: The user who requested this actually wanted to make nameplates “invisible” for units that are <text:s/>securely tanked (maintain aggro via AOE/tab-targeting, I assume; only need to click-target when aggro is lost or in the process of being lost, at which point the nameplate should magically appear, its simple existence serving as a visual cue to to the player target and taunt). My idea was to generalize this to alpha based on Blizzard's “nameplate glow” (the user can set alpha to 0 for “securely tanking”, and non-0 for everything else).</text:p>
            <text:p/>
            <text:p>Provide access to alpha settings for each of the 4 levels. Could the current “Threat Status Colors” options be converted to grayscale for this purpose (i.e. colors effectively locked to 50% gray and only the alpha values used)?</text:p>
            <text:p/>
            <text:p>Might need to be applied only in combat? i.e. If a tank has “invert” set, and “securely tanking” set to an alpha of 0.0, no nameplates will be visible outside of combat. “Invert only in combat” setting already exists, so the user can control this, but this will confuse at least one user, and probably several.</text:p>
            <text:p/>
            <text:p>Will require that “AloftAlpha” module be enabled, since this will have to be applied on every frame via “OnUpdate”. Use current “alphaOverride” generically, with a value. If set to 0.0, nameplate is “hidden”.</text:p>
            <text:p/>
            <text:p>Need a way to arbitrate between general “AloftAlpha”/default alpha target/non-target/default settings, and this “alphaOverride” (i.e. a way that makes sense). Possible solution: treat it as a true “override”; if the user wants to use an alpha “Nameplate Glow”, then when the override is present on a nameplate, “AloftAlpha” ignores its own settings.</text:p>
            <text:p/>
            <text:p>Need a way to arbitrate usage of “alphaOverride” between Visibility module and NameplateGlow module, so that they do not remove each others values. Use separate overrides (i.e. a “visibilityOverride” and a “glowOverride”, and prefer which ever one contains a lower value)?</text:p>
            <text:p/>
            <text:p>TODO: How to rationalize “invert” with this? Probably just trust the user not to be stupid and make “no threat” nameplates disappear.</text:p>
            <text:p/>
            <text:p>GOTCHA: Zero-alpha nameplates are still there, just like hidden nameplates. This complicates packing/tiling and click-targeting. This is probably only useful with nameplate overlap enabled, and could require some mouseover finesse, combined with a mouseover highlight, for click-target confirmation.</text:p>
          </table:table-cell>
          <table:table-cell table:number-columns-repeated="1018"/>
        </table:table-row>
        <table:table-row table:style-name="ro11">
          <table:table-cell table:number-columns-repeated="2" office:value-type="string">
            <text:p>low</text:p>
          </table:table-cell>
          <table:table-cell office:value-type="float" office:value="4">
            <text:p>4</text:p>
          </table:table-cell>
          <table:table-cell office:value-type="string">
            <text:p>Feature</text:p>
          </table:table-cell>
          <table:table-cell office:value-type="string">
            <text:p>Put a buff/debuff bar (potentially) on every nameplate.</text:p>
          </table:table-cell>
          <table:table-cell office:value-type="string">
            <text:p>UPDATE: not an urgent requirement; users can use PlateBuffs (<text:a xlink:href="http://www.wowinterface.com/downloads/info16420-PlateBuffs.html">http://www.wowinterface.com/downloads/info16420-PlateBuffs.html</text:a>). If Aloft does this natively, could use the PlateBuffs strategy: detect current mouseover nameplate via visible highlight region, can collect data via UnitAura() on mouseover target, can cache timers based on that, can drop/reacquire data on nameplate hide/show/mouseover, will not be able to detect dispels, can indicate “don't know” explicitly with a “?” icon, can override on identifiable nameplates when target tracking can provide a unitid, etc.</text:p>
            <text:p/>
            <text:p>TODO: continue to watch to see if the PlateBuffs author quits the game. If so, take over PlateBuffs?</text:p>
            <text:p/>
            <text:p>Verification will require mouseover or target tracking (i.e. a friendly groupmember, at least a pet, will need to have the target, so that there is a unitid). Verification will require an “identifiable” nameplate (either a PC with a unique name, or an NPC with a raid target assignment). Resolve all of these issues by restricting to target nameplate only?</text:p>
            <text:p/>
            <text:p>Verification will need to poll at a user-configurable interval (like AOE threat), to check status of timers. Provide an option to “show obsolete timers” (i.e. leave timers running, until they time out, based on most recent verified data, on untracked targets).</text:p>
            <text:p/>
            <text:p>Provide full set of placement options, resembling those of a bar (size, anchor, justification, horizontal and vertical offset for anchor, etc). Flow/wrap options? Maximum number of buffs/debuffs shown options? Size differences for own/castable/dispellable, etc (like X-Perl Unit Frames)?</text:p>
            <text:p/>
            <text:p>Spell icon used in timers will be trivially available from UnitAura() or GetSpellInfo().</text:p>
            <text:p/>
            <text:p>Can't use secure templates, since there will be no consistent unitid associated with the nameplate, so things like OmniCC (which plug into secure templates) cannot be used. Aloft will need to animate its own timers/sweepers (text and graphics). Color change at timer threshold? Another color change at expiration (combined with a fade mechanic)? Other addons have solved this problem (Satrina, etc), so take a look.</text:p>
            <text:p/>
            <text:p>TODO: Provide the option to use bars instead of icons/sweepers? Options for vertical/horizontal, flow up/down, text for spell//timers/caster, colors for schools, fade/ghost mechanisms... will essentially turn Aloft into DoTimer/etc.</text:p>
            <text:p/>
            <text:p>White list (by spell id)? Black list (by spell id)? Control which targets show a buff bar (by unit name; white/black list, using the Aloft DST mechanism)?</text:p>
            <text:p/>
            <text:p>NOTE: WoWI user Taoth has requested the ability to specify multiple independently placed buff bars, which would then appear in various places around each nameplate. One would need to be the default, and there would need to be a way to assign buffs/debuffs to which buff bar (probably on a spell-by-spell basis).</text:p>
            <text:p/>
            <text:p>Lots of functionality here, at least potentially. Package as a separate addon? NOTE: PlateBuffs already does this :-).</text:p>
            <text:p/>
            <text:p>TODO: Make certain crowd control can be “singled out”, made very visible, with a good detailed timer.</text:p>
          </table:table-cell>
          <table:table-cell table:number-columns-repeated="1018"/>
        </table:table-row>
        <table:table-row table:style-name="ro12">
          <table:table-cell table:number-columns-repeated="2" office:value-type="string">
            <text:p>low</text:p>
          </table:table-cell>
          <table:table-cell office:value-type="float" office:value="2">
            <text:p>2</text:p>
          </table:table-cell>
          <table:table-cell office:value-type="string">
            <text:p>Defect</text:p>
          </table:table-cell>
          <table:table-cell office:value-type="string">
            <text:p>Parse player titles correctly in battlegrounds.</text:p>
          </table:table-cell>
          <table:table-cell office:value-type="string">
            <text:p>Need to detect that the player is in a battleground (and/or Arena?), extract both unit name and realm name from UnitName(), correctly detect where these occur in the player tooltip (in all the forms in which they occur, parsing all such formats in order of likelihood of occurrence), strip out player title prefix/suffix, and proceed as normal.</text:p>
            <text:p/>
            <text:p>Needs testing in battleground/arena. Blech.</text:p>
            <text:p/>
            <text:p>TODO: Player realm probably needs to be exposed as a text tag (i.e. “[Realm]”), in case the user want to embed this in text fields.</text:p>
            <text:p/>
            <text:p>TODO: This needs to be rationalized with unit name, and if possible exploited to differentiate/disambuguate units that have the same unit name, where applicable.</text:p>
            <text:p/>
            <text:p>TODO: For that matter, players and pets with the same unit name (i.e. when they occur on the same realm/faction, just in the normal course of play) need to be revisited to make sure nameplate health bar color is sufficient to differentiate/disambiguate (i.e. pets are NPCs with a green health bar, players will have a blue/class colored health bar, based on whether they are friendly/hostile). Validate all of this in groups (where unitids are available) as well as in general “world” encounters.</text:p>
          </table:table-cell>
          <table:table-cell table:number-columns-repeated="1018"/>
        </table:table-row>
        <table:table-row table:style-name="ro13">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Add all remaining totems to AloftVisibility subsystem.</text:p>
          </table:table-cell>
          <table:table-cell office:value-type="string">
            <text:p>Currently there are shaman 5 totems listed as exceptions in the Aloft visibility “Show Hostile Totems” subsystem (each with their own customizable color, for PvP totem-stomping purposes).</text:p>
            <text:p/>
            <text:p>Add all remaining shaman totems.</text:p>
            <text:p/>
            <text:p>Corollary: switch over to using the Aloft DST mechanism for totem hiding, it will probably scale better. The DST subsystem needs a way to track and return a chunk of data when a string is matched (i.e. a totem color, etc), rather than simply tracking whether a string is present in the DST.</text:p>
            <text:p/>
            <text:p>TODO: Use the digital search tree mechanism for this? This would absolve Aloft of having to iterate through a bunch of unit names, in the current locale, to find the right one. Pack the digital search tree with localized names up front. Would need to terminate the digital search tree with some sort of “handler” (which would need to indicate “hide”, or an override colo, etcr).</text:p>
          </table:table-cell>
          <table:table-cell table:number-columns-repeated="1018"/>
        </table:table-row>
        <table:table-row table:style-name="ro14">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Add remaining guardians to AloftVisibility subsystem.</text:p>
          </table:table-cell>
          <table:table-cell office:value-type="string">
            <text:p>Add shaman wolves, shaman fire/earth elementals, mage frost elementals, priest ghouls, remaining totems, and all other summoned/spawned combat pets/guardians that actually have a health bar.</text:p>
            <text:p/>
            <text:p>Determine which of these are controlled via which Blizzard “Names&gt;Unit Nameplates” options.</text:p>
          </table:table-cell>
          <table:table-cell table:number-columns-repeated="1018"/>
        </table:table-row>
        <table:table-row table:style-name="ro14">
          <table:table-cell table:number-columns-repeated="2" office:value-type="string">
            <text:p>low</text:p>
          </table:table-cell>
          <table:table-cell office:value-type="float" office:value="2">
            <text:p>2</text:p>
          </table:table-cell>
          <table:table-cell office:value-type="string">
            <text:p>Defect</text:p>
          </table:table-cell>
          <table:table-cell office:value-type="string">
            <text:p>Provide remaining locales for totems/snakes/worms/etc.</text:p>
          </table:table-cell>
          <table:table-cell office:value-type="string">
            <text:p>Flesh out localizations for all summoned/spawned combat pets/guardians (i.e. that have a health bar).</text:p>
            <text:p/>
            <text:p>Will require the availability of someone who understands regular expressions/pattern matching, who can identify stub patterns for totems/etc for each locale, and confirmation from other people playing in that locale.</text:p>
          </table:table-cell>
          <table:table-cell table:number-columns-repeated="1018"/>
        </table:table-row>
        <table:table-row table:style-name="ro15">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Put spell icons on totem nameplates (surrogate for class icons, for totems).</text:p>
          </table:table-cell>
          <table:table-cell office:value-type="string">
            <text:p>Have the “Class Icon” subsystem identify totems, identify the totem type (parsed from unit name?), look up the spell icon (GetSpellInfo(), based on spell name and spell rank parsed from unit name?), and put the spell icon on the totem in place of the class icon.</text:p>
            <text:p/>
            <text:p>Should probably look all of this stuff up, at startup, and cache it. Just reference it at runtime.</text:p>
            <text:p/>
            <text:p>Presumably could do this with all summoned combat pets/guardians (anything with a health bar).</text:p>
            <text:p/>
            <text:p>“Class Icon” subsystem should allow class icons and summoned guardian icons to be enabled/disables separately/independently.</text:p>
            <text:p/>
            <text:p>Should “Class Icon” subsystem allow separate/independent size/placement of these icons? They will never appear on a nameplate simultaneously...</text:p>
            <text:p/>
            <text:p>TODO: Provide some sort of “beast” icon for hunter pets, for symmetry?</text:p>
          </table:table-cell>
          <table:table-cell table:number-columns-repeated="1018"/>
        </table:table-row>
        <table:table-row table:style-name="ro16">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Provide an “Abbreviate” or “ShortName” modifier tag that can intelligently abbreviate complex strings containing embedded white space.</text:p>
          </table:table-cell>
          <table:table-cell office:value-type="string">
            <text:p>Text example; [Name] resolves to:</text:p>
            <text:p/>
            <text:p>“Chilled Earth Elemental”</text:p>
            <text:p/>
            <text:p>Abbreviation examples; [Name:Abbr(X)] resolves to:</text:p>
            <text:p/>
            <text:p>“C E Elemental”</text:p>
            <text:p>“CEElemental”</text:p>
            <text:p>“Elemental”</text:p>
            <text:p>“CEE”</text:p>
            <text:p/>
            <text:p>TODO: Provide a “control” argument “X” to the tag that allows the user to select from all of these various forms. Use a magic number here, or some string data containing a (short) keyword of some sort?</text:p>
            <text:p/>
            <text:p>Make sure the tag handles nil and empty strings as arguments (returns empty string).</text:p>
            <text:p/>
            <text:p>Needs to be multibyte/locale aware? Right now, I can only envision this really working in the “enUS” locale. Would need abbreviation rules for “koKR“, “ruRU“, “zhCN“/“zhTW“, etc (easier said than done). To begin with, of course, tag could be locale-aware, and stubbed out as a simple passthru for anything but “enUS”.</text:p>
            <text:p/>
            <text:p>Alternative: Simply apply “enUS” abbreviation rules (i.e. arbitrated by white space), but make it multibyte-aware, and wait for people to complain? The [TRUNCATE] tag is currently multibyte-aware (lifted from LibDogTags-3.0).</text:p>
            <text:p/>
            <text:p>TODO: Apparently PitBull has a mechanism for this. Model Aloft's on that?</text:p>
            <text:p/>
            <text:p>TODO: Aloft's GuildText module already effectively abbreviates guild names; factor that out as a subsystem and enhance/re-use?</text:p>
          </table:table-cell>
          <table:table-cell table:number-columns-repeated="1018"/>
        </table:table-row>
        <table:table-row table:style-name="ro17">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Provide a “[Faction]” text tag, with associated data gathering and saved variables capability, and a “Data Option” to turn off saved variables capability.</text:p>
          </table:table-cell>
          <table:table-cell office:value-type="string">
            <text:p>Principally (solely?) applies to NPCs.</text:p>
            <text:p/>
            <text:p>Unit “faction” (i.e. for reputation: major city faction affiliation, PvP faction affiliation, etc) usually appears in the tooltip on the line after the player level (i.e. line 3, canonically).</text:p>
            <text:p/>
            <text:p>Other things appear on line 3 as well (such as the string “PvP”, for flagged/attackable units that do not have an affiliation), and no doubt on the PTR the canonical “line 3” assumption will not always be true. Need to figure out what these other canned strings are, so that they can be ignored/discounted and another line scraped for this information.</text:p>
            <text:p/>
            <text:p>A text tag, with associated data gathering/saved variables capabilities, would allow the user to embed/present this data via any text field they wanted.</text:p>
            <text:p/>
            <text:p>Model this on a mature data-gathering module, such as AloftPlayerTitle (recently worked on, in Aloft-3.1.1).</text:p>
          </table:table-cell>
          <table:table-cell table:number-columns-repeated="1018"/>
        </table:table-row>
        <table:table-row table:style-name="ro6">
          <table:table-cell office:value-type="string">
            <text:p>done</text:p>
          </table:table-cell>
          <table:table-cell office:value-type="string">
            <text:p>high</text:p>
          </table:table-cell>
          <table:table-cell office:value-type="float" office:value="2">
            <text:p>2</text:p>
          </table:table-cell>
          <table:table-cell office:value-type="string">
            <text:p>Defect</text:p>
          </table:table-cell>
          <table:table-cell office:value-type="string">
            <text:p>Provide a comprehensive “disabled” capability on all option groups in the Aloft options.</text:p>
          </table:table-cell>
          <table:table-cell office:value-type="string">
            <text:p>All Ace3 option groups should have a “disabled” of the form (example, using the AloftStackedPointsText module):</text:p>
            <text:p/>
            <text:p>disabled = function(i) return not Aloft:IsEnabled() or not AloftStackedPointsText:IsEnabled() or not AloftStackedPointsText.db or not AloftStackedPointsText.db.profile or not AloftStackedPointsText.db.profile.enable</text:p>
            <text:p/>
            <text:p>This should help avoid Ace3-driven LUA errors when users enable/disable modules while the Aloft configuration dialog is open.</text:p>
            <text:p/>
          </table:table-cell>
          <table:table-cell table:number-columns-repeated="1018"/>
        </table:table-row>
        <table:table-row table:style-name="ro18">
          <table:table-cell table:number-columns-repeated="2" office:value-type="string">
            <text:p>medium</text:p>
          </table:table-cell>
          <table:table-cell office:value-type="string">
            <text:p>?</text:p>
          </table:table-cell>
          <table:table-cell office:value-type="string">
            <text:p>Defect</text:p>
          </table:table-cell>
          <table:table-cell office:value-type="string">
            <text:p>Make the Aloft minimap button (created via LibFuBarPlugin) sensitive to right-click, even when embedded in things like MinimapButtonBag (MBB).</text:p>
          </table:table-cell>
          <table:table-cell office:value-type="string">
            <text:p>Currently (Aloft-3.1.1) doesn't seem to work. Need to figure out why, and fix it.</text:p>
          </table:table-cell>
          <table:table-cell table:number-columns-repeated="1018"/>
        </table:table-row>
        <table:table-row table:style-name="ro19">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Disable nameplate glow in PvP.</text:p>
          </table:table-cell>
          <table:table-cell office:value-type="string">
            <text:p>Certain users don't want nameplate glows active in PvP. It is not clear whether Blizzard is painting a glow on PC nameplates, or just on NPC nameplates in an inappropriate context.</text:p>
            <text:p/>
            <text:p>Anyway, allow <text:s/>the user to automatically disable nameplate glows selectively in whatever “IsInInstance()” context, disable them in arenas, battlegrounds, etc.</text:p>
            <text:p/>
            <text:p>When in a given disabled “IsInInstance()” context, and the default nameplate glow “IsShown()”, or whatever other decision sequence would normally be undertaken such that the Aloft glow would be shown, don't show it.</text:p>
            <text:p/>
            <text:p>Try to make this “efficient” (i.e. try not to go through the whole invert/tanking/etc analysis, if avoidable, only to check the context and decide not to show a glow). Make invert/tanking/etc information gathering/event registration conditional on the “IsInInstance()” context and the users options?</text:p>
          </table:table-cell>
          <table:table-cell table:number-columns-repeated="1018"/>
        </table:table-row>
        <table:table-row table:style-name="ro17">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Merge the AloftHealthBar/AloftDeficitHealthBar functionality together.</text:p>
          </table:table-cell>
          <table:table-cell office:value-type="string">
            <text:p>“Deficit” health bars were “overloaded” as a quick fix to the Blizzard StatusBar texture tiling/clipping problems introduced in WoW 3.3.3 that affected nameplate health bars.</text:p>
            <text:p/>
            <text:p>The core setup that used to apply to nameplate health bars is now dead code. All that Aloft uses the default health bar for is to drive “OnValueChanged” events onto Aloft's “deficit health bar”.</text:p>
            <text:p/>
            <text:p>Need to refactor to combine this functionality, roll all the “deficit health bar” functionality into the main “health bar” module, and have just a “health bar”.</text:p>
            <text:p/>
            <text:p>TODO: Should the current “frame+texture” deficit bar be pooled? Or can the layoutFrame “super pool” subsume this? Probably the latter.</text:p>
            <text:p/>
            <text:p>TODO: Check out other pooled objects (threat bars, mana bars, all the various FontStrings and Textures) to see if they can just be associated to layoutFrame, and pooled via that mechanism.</text:p>
          </table:table-cell>
          <table:table-cell table:number-columns-repeated="1018"/>
        </table:table-row>
        <table:table-row table:style-name="ro20">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Provide a “glow” on nameplates for units that are affected by a “significant” buff/debuff.</text:p>
          </table:table-cell>
          <table:table-cell office:value-type="string">
            <text:p>Detect certain debuffs of “tanking” (or other) significant buffs/debuffs. Original user wanted to see their own Pestilence debuffs (sunder debuffs, bleed/mangle/lacerate effects, and others/similar would also be prime candidates).</text:p>
            <text:p/>
            <text:p>Allow the user to specify which buffs/debuffs trigger this (i.e. whitelist; by spellid?). Allow the user to differentiate between their own buffs/debuffs and those applied by others. Allow the user to configure these buffs/debuffs on a “master list”, then enable/disable them individually once configured. Allow the user to control texture/color/size/placement individually (i.e. like a mini PowerAuras, for nameplates).</text:p>
            <text:p/>
            <text:p>For non-targets, this would require a group target plus a raid icon. Alternatively, set things up the way PlateBuffs does them (detect the current mouseover nameplate via visible highlight texture, collect the buffs/debuffs and remaining time using “UnitAura()”, apply the glow, override and verify when there is a group target/raid icon); would need to drop/reacquire when nameplate was hidden and shown again, and would (probably) not be able to detect/apply dispels.</text:p>
            <text:p/>
            <text:p>TODO: Allow the user to add their own glow textures? Create some new ones, inspired by PowerAuras?</text:p>
            <text:p/>
            <text:p>TODO: Use this to indicate “incoming heals” (detected from the combat log), generically via “SPELL_CAST_START”/”UNIT_CAST_START” events? Could certainly be used to handle “active HOTs”. Include name of caster as a text tag?</text:p>
          </table:table-cell>
          <table:table-cell table:number-columns-repeated="1018"/>
        </table:table-row>
        <table:table-row table:style-name="ro21">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Threat enhancements.</text:p>
          </table:table-cell>
          <table:table-cell office:value-type="string">
            <text:p>NOTE: an alternative to this whole approach could be to mimic the TidyPlates “Tug-o-Threat Widget”: <text:a xlink:href="http://tidyplates.blogspot.com/2010/04/threat-widget.html">http://tidyplates.blogspot.com/2010/04/threat-widget.html</text:a>. Enhance threat bar generically to indicate relative threat to the maximum (growing to the left/right from the center), display the name of who is second on threat if you are max threat, display who holds aggro if you are not max threat, reflect mouseover snapshots for units without unitids/target tracking, etc.</text:p>
            <text:p/>
            <text:p>Gather/calculate threat-per-second (TPS), “who has threat”/”threat character name”, and second-place threat data.</text:p>
            <text:p/>
            <text:p>Create text tags for TPS (for player/group, and for max and second-place). Create text tags for second-place threat (mirroring current selection of threat text tags: [Threat]/[ThreatDeficit]/[ThreatType][ShortThreatType]/etc, as well as [ThreatGain]/[ThreatMulti] relative to the maximum; whatever seems useful). Create text tags for max &amp; second place-place threat character name.</text:p>
            <text:p/>
            <text:p>NOTE: Tidy-plates calls this “second-highest threat” idea “tug-of-war” threat. Who are you (as the tank, presumably) competing against, for threat?</text:p>
            <text:p/>
            <text:p>Requires "Group Threat" to be enabled; this already iterates through everyone in the group, versus the player's current target. Will need to keep more extensive track of what it finds (calculate TPS for player/group, calculate max TPS based on max threat delta, identify max character name, collect second place threat information including character name based on what it finds for the group overall), put values on all relevant nameplates <text:s/>for use by text tags. However, could be done in a single pass through the group, and only max and second-place data retained along the way.</text:p>
            <text:p/>
            <text:p>Put max &amp; current TPS on all nameplates (current TPS associated with the relevant unit: current target nameplate for player TPS, group nameplate for group TPS).</text:p>
            <text:p/>
            <text:p>Various enhancement details follow (still thinking):</text:p>
            <text:p/>
            <text:p>TODO: Put max &amp; second-place character names only on current target nameplate? Put second-place threat and TPS data only on current target nameplate?</text:p>
            <text:p/>
            <text:p>TODO: Options to rigger threat flash differently/variously? Based on TPS (absolute TPS, <text:s/>threshold of maximum TPS)? Based on current target-of-target threat (TPS or total threat)? Based on who is/is not the current target-of-target? Based on second-placed threat? NOTE: Some of these don't make much sense: threat flash will light up currently, for ANY <text:s/>group member who is above a threshold of max threat; should probably stick to absolute threat and absolute TPS, as thresholds against the respective maximums.</text:p>
            <text:p/>
            <text:p>TODO:Threat color gradient requirement is detailed elsewhere. Do threat gradient based on TPS? Do threat gradient based on second-place threat (relative to maximum threat)?</text:p>
            <text:p/>
            <text:p>GOTCHA: How carefully do we need to cache group threat, for TPS deltas? Can we just use the previous threat value on the nameplate (if any)? What if the friendly nameplate is hidden (range/death during the fight)? Do we need a separate unitid-based cache for the group, for TPS purposes?</text:p>
            <text:p/>
            <text:p>GOTCHA: Race condition between candidates for max and second-place threat, based on threat changes while the group threat loop is executing?</text:p>
            <text:p/>
            <text:p>Originally requested by user Advis (discussion in private message on WoWInterface).</text:p>
          </table:table-cell>
          <table:table-cell table:number-columns-repeated="1018"/>
        </table:table-row>
        <table:table-row table:style-name="ro22">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Generic nameplate color mechanism.</text:p>
          </table:table-cell>
          <table:table-cell office:value-type="string">
            <text:p>Cant't remember what this is about. TODO: Try to remember what this is about. Cut/paste error? Unit-name based digital search tree color control? Check out the checked-in version and see if there was anything checked in here.</text:p>
          </table:table-cell>
          <table:table-cell table:number-columns-repeated="1018"/>
        </table:table-row>
        <table:table-row table:style-name="ro12">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Range Module.</text:p>
          </table:table-cell>
          <table:table-cell office:value-type="string">
            <text:p>Do as other (rangefinding, unit frame, etc) addons do, and use “IsSpellInRange()” to determine the range to a unit associated with a nameplate.</text:p>
            <text:p/>
            <text:p>Provide a “[Range]” text tag, with some formatting options (updated when range is detected as having changed). Allow the user to specify (select from a menu?) which spell(s) to use to determine range(s). Provide name of spell used to determine maximum, range, plus numeric for minimum/maximum range.</text:p>
            <text:p/>
            <text:p>Generally restricted to the player's current target, but could use group target/raid icon, for non-targets. As long as there is a unitid available.</text:p>
            <text:p/>
            <text:p>TODO: Provide other (graphical) indications of range? AlphaOverride? Color change? Glow?</text:p>
            <text:p/>
            <text:p>TODO: Determine if there are any events, associated with hotbars or spellbook, that can trigger detection of range changes. Might have to poll, which would make this feature less desirable. Look at other addons to understand how they do this. LibDogTags has a range tag. RangeDisplay could also serve as a reference.</text:p>
            <text:p/>
            <text:p>Originally requested by user Resike.</text:p>
          </table:table-cell>
          <table:table-cell table:number-columns-repeated="1018"/>
        </table:table-row>
        <table:table-row table:style-name="ro23">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Raid role icon.</text:p>
          </table:table-cell>
          <table:table-cell office:value-type="string">
            <text:p>Paint groupmember nameplates with the Blizzard icon representing their raid role.</text:p>
            <text:p/>
            <text:p>This would be in addition to the class icon. Model the module after the class icon module (simple cut/paste).</text:p>
            <text:p/>
            <text:p>TODO: find the MPQ file containing the Blizzard role icon textures. I dug them up at one point, but did not record the location. PitBull has a feature like this, reference that for the texture file path.</text:p>
          </table:table-cell>
          <table:table-cell table:number-columns-repeated="1018"/>
        </table:table-row>
        <table:table-row table:style-name="ro24">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Customizable borders on mouseover.</text:p>
          </table:table-cell>
          <table:table-cell office:value-type="string">
            <text:p>In addition to a border change on target acquisition, allow a border change on mouseover. Needs to change the border when the mouseover occurs (comparatively easy), needs to change the border back when mouseover is dropped (not as easy; an OnHide handler on the highlight region?).</text:p>
            <text:p/>
            <text:p>TODO: If this requires a frame delay to be viable, it may not be worth doing.</text:p>
            <text:p/>
            <text:p>Originally requested by user hasutest.</text:p>
          </table:table-cell>
          <table:table-cell table:number-columns-repeated="1018"/>
        </table:table-row>
        <table:table-row table:style-name="ro25">
          <table:table-cell table:number-columns-repeated="2" office:value-type="string">
            <text:p>low</text:p>
          </table:table-cell>
          <table:table-cell office:value-type="float" office:value="5">
            <text:p>5</text:p>
          </table:table-cell>
          <table:table-cell office:value-type="string">
            <text:p>Feature</text:p>
          </table:table-cell>
          <table:table-cell office:value-type="string">
            <text:p>“Incrementally” restrict the number of visible nameplates.</text:p>
          </table:table-cell>
          <table:table-cell office:value-type="string">
            <text:p>This seems very anal (no offense to the user who requested it), but a user actually did request it. Did an analysis exercise to determine how this could/should work.</text:p>
            <text:p/>
            <text:p>Keep a running count of visible hostile nameplates. Use OnNameplateShow/OnNameplateHide for this.</text:p>
            <text:p/>
            <text:p>Allow the user to configure two thresholds, upper and lower. When the hostile count reaches the upper threshold, start hide <text:s/>nameplates, until the hostile count falls to/below the lower threshold. Use "hide all hostile nameplates" when the upper threshold is reached. Use “show all hostile nameplates” when lower threshold is reached.</text:p>
            <text:p/>
            <text:p>TODO: Implement as a separate module? Roll it into a tanking tools module? Piggyback on AutoShow module? Piggyback on Visibility module?</text:p>
            <text:p/>
            <text:p>TODO: Leave the option open to hide individual nameplates at some point, to allow the user to keep a few <text:s/>visible (i.e. the lower threshold). Provide an exception for bosses (if the boss icon is visible on a nameplate, leave the nameplate alone, and don't count it towards the threshold)? Need to track nameplates on an ordered list, in order of appearance, so individual nameplates can be hidden/reshown “oldest first”?</text:p>
          </table:table-cell>
          <table:table-cell table:number-columns-repeated="1018"/>
        </table:table-row>
        <table:table-row table:style-name="ro14">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Provide player health/power bars on target nameplate.</text:p>
          </table:table-cell>
          <table:table-cell office:value-type="string">
            <text:p>A feature that is perhaps more properly provided by a HUD, but a user requested it.</text:p>
            <text:p/>
            <text:p>Put player health/power bars on the current target nameplate, in addition to (or in replacement of?) the targets own health/power bars.</text:p>
          </table:table-cell>
          <table:table-cell table:number-columns-repeated="1018"/>
        </table:table-row>
        <table:table-row table:style-name="ro26">
          <table:table-cell table:number-columns-repeated="2" office:value-type="string">
            <text:p>low</text:p>
          </table:table-cell>
          <table:table-cell office:value-type="float" office:value="3">
            <text:p>3</text:p>
          </table:table-cell>
          <table:table-cell office:value-type="string">
            <text:p>Architecture</text:p>
          </table:table-cell>
          <table:table-cell office:value-type="string">
            <text:p>Put data of generic interest in a “global” location.</text:p>
          </table:table-cell>
          <table:table-cell office:value-type="string">
            <text:p>One option would be to hang everything off of the Aloft global variable. Another would be a dedicated module. But the idea is to put all file-scope “locals” that end up needing to be maintained in common in more than one location into a single place.</text:p>
          </table:table-cell>
          <table:table-cell table:number-columns-repeated="1018"/>
        </table:table-row>
        <table:table-row table:style-name="ro26">
          <table:table-cell table:number-columns-repeated="2" office:value-type="string">
            <text:p>low</text:p>
          </table:table-cell>
          <table:table-cell office:value-type="float" office:value="1">
            <text:p>1</text:p>
          </table:table-cell>
          <table:table-cell office:value-type="string">
            <text:p>Architecture</text:p>
          </table:table-cell>
          <table:table-cell office:value-type="string">
            <text:p>Provide file-scope local versions of all globals in all files.</text:p>
          </table:table-cell>
          <table:table-cell office:value-type="string">
            <text:p>Go through all LUA files, root out all references to globals (whether the “Aloft” global itself, or Blizzard APIs, or whatever), and provide an initialized file-scope local for them. Apparently it is marginally quicker to access a file-scope local than it is to access a global.</text:p>
          </table:table-cell>
          <table:table-cell table:number-columns-repeated="1018"/>
        </table:table-row>
        <table:table-row table:style-name="ro20">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HealthFraction color gradient.</text:p>
          </table:table-cell>
          <table:table-cell office:value-type="string">
            <text:p>Create a color gradient, based on [HealthFraction] data. Options for controlling this probably need to go under “Health Bar&gt;Color”.</text:p>
            <text:p/>
            <text:p>Allow the user to configure a “low” color and a “high” color (or “start”/”end”; like the AloftStackedPointsText module provides). Every time a nameplate health bar value changes (between minimum and maximum), calculate an incremental/continuous color, on an <text:s/>gradient between the user-specified low and high, cache it as data on the nameplate, and post an event (is there an event already associated with this, or do we need a new one? Certainly need to post a text tag event).</text:p>
            <text:p/>
            <text:p>Provide a tag that the user can use to apply this color to text (along with an associated text tag event). Provide a mechanism (i.e. a “gradient health bar” option, overriding class color and etc) to allow the user to apply this color to the nameplate health bar (along with an associated event, perhaps overloading the “OnHealthBarColorChanged” event, whatever it is).</text:p>
            <text:p/>
            <text:p>TODO: Make this granular, rather that continuous? If so, provide the user with a way to configure the granularity. If so, make the gradient for AloftStackedPointsText granular in exactly the same way. I vote continuous... shouldn't make any difference in terms of efficiency, this will need to be checked on every value-change event anyway.</text:p>
            <text:p/>
            <text:p>TODO: Refactor the code in AloftStackedPointsText to make the color gradient calculation algorithm generic/reuseable.</text:p>
          </table:table-cell>
          <table:table-cell table:number-columns-repeated="1018"/>
        </table:table-row>
        <table:table-row table:style-name="ro27">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Color gradients for power, threat, cast/warning bars, crowd control bars, etc.</text:p>
          </table:table-cell>
          <table:table-cell office:value-type="string">
            <text:p>Speculative feature idea, conceptually associated with the “HealthFraction color gradient” idea.</text:p>
            <text:p/>
            <text:p>Provide color gradients, with user-specified color ranges (low/high or start/end), for all the various bars on nameplates: power (i.e. mana), threat, cast/warning, crowd control, and buff/debuff timers (if these are ever done, and if these ever display as bars).</text:p>
          </table:table-cell>
          <table:table-cell table:number-columns-repeated="1018"/>
        </table:table-row>
        <table:table-row table:style-name="ro6">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Deficit-style bars for power, threat, cast/warning bars, crowd control bars, etc.</text:p>
          </table:table-cell>
          <table:table-cell office:value-type="string">
            <text:p>basically just provide a way to reverse the direction of growth on all types of bar (i.e. start empty, increase as resource depletes or time passes, etc).</text:p>
            <text:p/>
            <text:p>May not make any sense for threat, but could at least reverse the direction of justification on threat bars (i.e. anchor at the opposite end, grow in the opposite direction, etc). Reversing the direction of justification might be a good way to do several of these things.</text:p>
            <text:p/>
            <text:p>TODO: Enhance all bars to anchor on either side (grow in the direction opposite the anchor).</text:p>
          </table:table-cell>
          <table:table-cell table:number-columns-repeated="1018"/>
        </table:table-row>
        <table:table-row table:style-name="ro14">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End-cap art on nameplates.</text:p>
          </table:table-cell>
          <table:table-cell office:value-type="string">
            <text:p>Enhance nameplates to provide end-cap art. Based on rothui/evl_nameplates, and others.</text:p>
            <text:p/>
            <text:p>TODO: Survey existing nameplate addons to assess their capabilities, and lift their various “custom” end-cap and border textures.</text:p>
          </table:table-cell>
          <table:table-cell table:number-columns-repeated="1018"/>
        </table:table-row>
        <table:table-row table:style-name="ro14">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Expose edgeSize and inset values on all borders,</text:p>
          </table:table-cell>
          <table:table-cell office:value-type="string">
            <text:p>Expose edgeSize and inset values for all borders to the user as options.</text:p>
            <text:p/>
            <text:p>Gotcha: how to adjust these continuously on nameplates as user fiddles options? If not exposed continuously, how to detect user has finished adjusting them?</text:p>
          </table:table-cell>
          <table:table-cell table:number-columns-repeated="1018"/>
        </table:table-row>
        <table:table-row table:style-name="ro7">
          <table:table-cell table:number-columns-repeated="2" office:value-type="string">
            <text:p>low</text:p>
          </table:table-cell>
          <table:table-cell office:value-type="string">
            <text:p>5 (but not invasive)</text:p>
          </table:table-cell>
          <table:table-cell office:value-type="string">
            <text:p>Feature</text:p>
          </table:table-cell>
          <table:table-cell office:value-type="string">
            <text:p>Chat bubbles on nameplates.</text:p>
          </table:table-cell>
          <table:table-cell office:value-type="string">
            <text:p>Speculative feature idea, with a lot of crossover with the typical “chat addon” (Prat, et al).</text:p>
            <text:p/>
            <text:p>Blizzard chat bubbles do not appear even on Blizzard default nameplates. Implement chat bubbles for nameplates.</text:p>
            <text:p/>
            <text:p>Not only could this be a separate Aloft addon (like AloftCastWarning)... it could be done as a completely separate, self-contained, independent addon, and operate on nameplates generically (like PlateBuffs, _VirtualPlates, and etc). In fact, IMO, that would probably be the right way to do it.</text:p>
            <text:p/>
            <text:p>Would have to watch the chat log, via events. Would have to provide the user a way to filter chat (channels, profanity, etc, a la Prat; Could this <text:s/>leverage chat window options, i.e. just mirror the stuff that appears in a specific identified chat window? That could significantly simplify things, in terms of the complexity of configuration). Would have to provide the user a way to format chat (i.e. what data to include: originating user, channel name/number, etc). Would have to provide the user a way to control size/placement/color/typeface of both the bubble and the text in it. Would need a bubble sizing algorithm (decide size/shape based on what was to appear), and a text wrapping algorithm (in LUA). Would have to time the lifecycle of each visible bubble, and control fade. Would want to pool and re-use bubble frames (pull them out of the pool and resize/reskin as necessary).</text:p>
            <text:p/>
            <text:p>TODO: Is there a Blizzard widget that would facilitate all of this (something to hold/format a text string, that would auto-size and control wrapping, that allowed control of background/border graphics, typeface, and etc)? Would need to allow specification of bubble border graphics (endcaps, the little cartoon-strip hook at the bottom, and etc). Is there any LUA in the MPQs related to this, that could be scavenged/reused?</text:p>
            <text:p/>
            <text:p>TODO: Find the MPQ file containing the Blizzard bubble border textures. I dug them up at one point, but did not record the location.</text:p>
            <text:p/>
            <text:p>TODO: Make this sensitive to the Blizzard “Social&gt;Chat Bubbles” standard interface option.</text:p>
          </table:table-cell>
          <table:table-cell office:value-type="string">
            <text:p>2010/04/19: I am seeing chat bubbles for /say and /party on my own character, even with nameplates enabled. I am still not seeing chat bubbles for other characters, with nameplates enabled. This is sensitive to the Blizzard “Social&gt;Chat Bubbles” standard interface option.</text:p>
          </table:table-cell>
          <table:table-cell table:number-columns-repeated="1017"/>
        </table:table-row>
        <table:table-row table:style-name="ro28">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Extend AloftStackedPointsText to cover other forms of stacking debuff.</text:p>
          </table:table-cell>
          <table:table-cell office:value-type="string">
            <text:p>Identify the principle stacking debuff (if any) for each class in the game, and enhance the AloftStackedPointsText module to cover it.</text:p>
            <text:p/>
            <text:p>Currently covers sunder, lacerate, and combo points; would need to extend to cover “shadow weaving” (priests) and etc. TODO: need to perform an inventory of these debuffs, and decide which one(s) should be incorporated. From there I believe it is just a matter of sticking spellids into a table.</text:p>
            <text:p/>
            <text:p>TODO: Allow the user to specify which debuff(s) they want tracked in this way (one per class)? Specify via spellid (whitelist), master list with the user choosing one (radio buttons), or pre-configured menu (sensed from spellbook)?</text:p>
          </table:table-cell>
          <table:table-cell table:number-columns-repeated="1018"/>
        </table:table-row>
        <table:table-row table:style-name="ro14">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Time text (wherever) should be formatted according to a user-specified precision.</text:p>
          </table:table-cell>
          <table:table-cell office:value-type="string">
            <text:p>Allow the user to specify the precision (numbers to the right of the decimal point) for all time text (cast/warning bar, buff/debuff timers, crowd control, etc).</text:p>
            <text:p/>
            <text:p>Should allow a value of “0” (specifying whole numbers only, no decimal/fractions).</text:p>
          </table:table-cell>
          <table:table-cell table:number-columns-repeated="1018"/>
        </table:table-row>
        <table:table-row table:style-name="ro23">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Flag interesting events using glows in PvP.</text:p>
          </table:table-cell>
          <table:table-cell office:value-type="string">
            <text:p>Overload nameplate glows in PvP to facilitate targeting/warning.</text:p>
            <text:p/>
            <text:p>The player's current target should have one kind of glow (specified by the player). Any hostile unit that is detected targeting the player should have another kind of glow (specified by the player). Any hostile unit detected casting a spell should have yet another kind of glow (specified by the player). Cast warning glows might best be implemented in AloftCastWarning.</text:p>
          </table:table-cell>
          <table:table-cell table:number-columns-repeated="1018"/>
        </table:table-row>
        <table:table-row table:style-name="ro29">
          <table:table-cell table:number-columns-repeated="2" office:value-type="string">
            <text:p>low</text:p>
          </table:table-cell>
          <table:table-cell office:value-type="string">
            <text:p>5 (invasive)</text:p>
          </table:table-cell>
          <table:table-cell office:value-type="string">
            <text:p>Feature</text:p>
          </table:table-cell>
          <table:table-cell office:value-type="string">
            <text:p>Control the alpha of every nameplate element separately/explicitly.</text:p>
          </table:table-cell>
          <table:table-cell office:value-type="string">
            <text:p>This is so that the user can specify that specific/individual nameplate elements always be displayed at 100% alpha, but still logically use the AloftAlpha module.</text:p>
            <text:p/>
            <text:p>This was requested by a user. I forget which particular nameplate element they were interested in controlling (boss icon, if memory serves; it was hard to see on non-target nameplates, and they wanted it highlighted individually, while the rest of the nameplate was “dimmed” accordingly), but this would potentially be a very invasive change, and could potentially have some hefty performance effects.</text:p>
            <text:p/>
            <text:p>Every nameplate element (roughly at module granularity; i.e. each text field, each bar, things like stacked points, class icon, etc) would have an “always show at 100% alpha” option on it that the user could enable.</text:p>
            <text:p/>
            <text:p>If any of these options were ever enabled, Aloft would set the base alpha on all nameplates to 100% (or 100% for the current target and 99% for all other nameplates, so that the target nameplate would continue to be differentiable numerically), and all Aloft modules would control the alpha individually on each element under their responsibility, as a function of the values configured under the AloftAlpha settings, based on whether the user had a target, whether the nameplate was the current target nameplate, etc. In short, AloftAlpha settings would be implemented in a distributed fashion, by each module individually, on each element individually, with user-specified 100% alpha “overrides” on each element.</text:p>
            <text:p/>
            <text:p>Those elements flagged as 100% alpha would be set to 100% alpha. Those elements not flagged as 100% alpha would be set to the appropriate general AloftAlpha setting (underneath the 99%/100% nameplate alpha setting), based on what kind of nameplate they were on (i.e. <text:s/>target nameplate, a non-target nameplate, or a default nameplate, etc).</text:p>
            <text:p/>
            <text:p>Presumably this would mix/match correctly between things like SetVertexColor() and SetAlpha() (i.e. Blizzard would do the math to calculate a net alpha, when a color specified an alpha and SetAlpha() was called explicitly, both). If not, Aloft would have to do the math and either specify the correct net alpha via the color, or leave the alpha off the color and set alpha via an explicit SetAlpha() call.</text:p>
          </table:table-cell>
          <table:table-cell table:number-columns-repeated="1018"/>
        </table:table-row>
        <table:table-row table:style-name="ro6">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Provide some canned player title formatting options.</text:p>
          </table:table-cell>
          <table:table-cell office:value-type="string">
            <text:p>Provide some canned player title formatting options, under “Name Text”, similar in concept/presentation to those under “Name Text&gt;Pet Owner's Names”. These would translate under the covers into pre-configured text tag sequences, just as the pet owner name options do.</text:p>
            <text:p/>
            <text:p>These would have to rationalize with the pet owner name formats, presumably via boolean (i.e. “HideIf” sorts of checks via tags in the text field), to preclude the unit name from showing up more than once. Pets can't have titles, and players can't have pet owner's names (usually; need to think about how this rationalizes with things like “mind control”).</text:p>
          </table:table-cell>
          <table:table-cell table:number-columns-repeated="1018"/>
        </table:table-row>
        <table:table-row table:style-name="ro28">
          <table:table-cell table:number-columns-repeated="2" office:value-type="string">
            <text:p>low</text:p>
          </table:table-cell>
          <table:table-cell office:value-type="float" office:value="2">
            <text:p>2</text:p>
          </table:table-cell>
          <table:table-cell office:value-type="string">
            <text:p>Defect</text:p>
          </table:table-cell>
          <table:table-cell office:value-type="string">
            <text:p>Add a confirmation to all disabling of “Data Options”.</text:p>
          </table:table-cell>
          <table:table-cell office:value-type="string">
            <text:p>This may be as simple as enabling an Ace3 options table feature on the relevant options.</text:p>
            <text:p/>
            <text:p>Anyway, when one of these options is enabled (i.e. “save data in my saved variables”), and the user disables it (i.e. “stop saving data in my saved variables), the user <text:s/>should be prompted for confirmation. Aloft is supposed to zap this saved data.</text:p>
            <text:p/>
            <text:p>TODO: when going about and doing this, refactor the actual data collection module to keep session-scope local cache, propagate the values to the saved variables based on the user setting, and optimize lookup in the local cache first... the way the AloftPlayerTitle module was refactored between Aloft-3.1.0 and Aloft-3.1.1.</text:p>
          </table:table-cell>
          <table:table-cell table:number-columns-repeated="1018"/>
        </table:table-row>
        <table:table-row table:style-name="ro29">
          <table:table-cell table:number-columns-repeated="2" office:value-type="string">
            <text:p>low</text:p>
          </table:table-cell>
          <table:table-cell office:value-type="string">
            <text:p>4 (invasive)</text:p>
          </table:table-cell>
          <table:table-cell office:value-type="string">
            <text:p>Defect</text:p>
          </table:table-cell>
          <table:table-cell office:value-type="string">
            <text:p>Normalize/regularize/orthogonalize all size/placement options.</text:p>
          </table:table-cell>
          <table:table-cell office:value-type="string">
            <text:p>May not be a way to do this uniformly (see the end of this requirement), but try to make it as regular as possible.</text:p>
            <text:p/>
            <text:p>For instance, the health bar (aka “deficitFrame”; another requirement calls for this to be refactored) has left/right margins and vertical offset (and a height) relative to the layoutFrame. Make this have a height/width, and from/to anchor points relative to the layoutFrame.</text:p>
            <text:p/>
            <text:p>NameText is similar: left/right margins and a vertical offset relative to the layoutFrame. Give it a horizontal/vertical offset and from/to anchor points (with the field allowed to size arbitrarily to hold the text contents), relative to the layoutFrame. As well, give all text fields an alignment (assuming Blizzard allows this, and does not consider it implicit to anchoring).</text:p>
            <text:p/>
            <text:p>Anyway, insofar as possible, these should be configured one way or the other.</text:p>
            <text:p/>
            <text:p>NOTE: There is some weirdness with the LevelText field (which is a component of default nameplates). Doing a SetPoint() on it, relative to anything except the nameplateFrame (i.e. relative to the layoutFrame or anything else) resulted <text:s/>in odd graphical artifacts (placement <text:s/>shifting at random, the text contents truncating, etc). This was last seen a while ago (sometime during WoW 3.0/3.1/BC... before 3.2/WotLK); I have not experimented with it since.</text:p>
            <text:p/>
            <text:p>TODO: check the LUA in the MPQs to see if somehow this LevelText problem is caused by Blizzard resetting placement (of course, Blizzard could be doing this, hardcoded, in the WoW Client, like they do nameplate alpha).</text:p>
            <text:p/>
            <text:p>GOTCHA: A “packed” layout (i.e. where the health and mana bars are “side-by-side” at the same vertical offset) would be precluded by some of this; some of this would force a general “over-and-under” layout for nameplates; left/right margins and a vertical offset for all bars would be the right way to go, to enable “side-by-side” layouts. The same may be true of text fields, in which case margins and a vertical offset would be “better” than anchor points.</text:p>
            <text:p/>
            <text:p>GOTCHA: This needs to be rationalized with a “vertical” style of layout. Would left/right margins and a vertical offset need to become top/bottom margins and a horizontal offset?</text:p>
          </table:table-cell>
          <table:table-cell table:number-columns-repeated="1018"/>
        </table:table-row>
        <table:table-row table:style-name="ro13">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Add pounce/maim stuns to crowd control timer.</text:p>
          </table:table-cell>
          <table:table-cell office:value-type="string">
            <text:p>Self-explanatory.</text:p>
            <text:p/>
            <text:p>Identify additional stun procs (those that last more than 1.5 seconds, or whatever?), and add them to the crowd control module. Include pounce/maim, charge/intercept (warrior), warlock pet (felguard intercept, succubus charm), paladin stuns (hammer of justice/repentance) and others.</text:p>
            <text:p/>
            <text:p>Anyway, once identified, I believe it is just a matter of sticking spellids into a table.</text:p>
            <text:p/>
            <text:p>TODO: Allow the user to specify which stuns they want tracked in this way? Specify via spellid (whitelist), master list with the user choosing one (radio buttons), or pre-configured menu (sensed from spellbook)?</text:p>
            <text:p/>
            <text:p>GOTCHA: Detection off of pets (or anyone other than the player) could be tricky. Need to look at the event stream and make sure detection/differentiation is possible. UNIT_CAST_* events should be available for pets.</text:p>
          </table:table-cell>
          <table:table-cell table:number-columns-repeated="1018"/>
        </table:table-row>
        <table:table-row table:style-name="ro28">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Different typefaces for different combat text events.</text:p>
          </table:table-cell>
          <table:table-cell office:value-type="string">
            <text:p>Provide additional granularity on typefaces, based on event types (crit/miss/etc) and event schools (i.e. over and above text <text:s/>color).</text:p>
            <text:p/>
            <text:p>Currently, event types (crit/miss/etc) appear at hardcoded font size differentials, and event schools are differentiated by text color only.</text:p>
            <text:p/>
            <text:p>GOTCHA: How to specify this? Do we need to provide a 2D matrix based on school and event type (i.e. crit/miss/etc)? Maybe typeface differentiation should be governed solely by event type, and text color should be governed solely by school.</text:p>
          </table:table-cell>
          <table:table-cell table:number-columns-repeated="1018"/>
        </table:table-row>
        <table:table-row table:style-name="ro30">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Threat color gradient.</text:p>
          </table:table-cell>
          <table:table-cell office:value-type="string">
            <text:p>Create a color gradient, based on threat data (i.e. player current threat, and maximum threat, versus the affected unit, etc).This would need a separate set of options under “Threat Bar”.</text:p>
            <text:p/>
            <text:p>Allow the user to configure a “low” color and a “high” color (or “start”/”end”; like the AloftStackedPointsText module provides). Every time a player threat on a unit changes (between zero and the current maximum), calculate an incremental/continuous color, on an <text:s/>gradient between the user-specified low and high, cache it as data on the nameplate, and post an event (is there an event already associated with this, or do we need a new one? Certainly need to post a text tag event).</text:p>
            <text:p/>
            <text:p>Provide a tag that the user can use to apply this color to text (along with an associated text tag event). Provide a mechanism (i.e. a “gradient threat <text:s/>bar” option, overriding class color and etc) to allow the user to apply this color to the nameplate threat bar.</text:p>
            <text:p/>
            <text:p>TODO: Make this granular, rather that continuous? If so, provide the user with a way to configure the granularity. If so, make the gradient for AloftStackedPointsText granular in exactly the same way. I vote continuous... shouldn't make any difference in terms of efficiency, this will need to be checked on every value-change event anyway.</text:p>
            <text:p/>
            <text:p>TODO: Refactor the code in AloftStackedPointsText to make the color gradient calculation algorithm generic/reuseable.</text:p>
            <text:p/>
            <text:p>Additional: Should this control the threat flash color (i.e. low color to high color, based on where threat is relative to the threshold)?</text:p>
            <text:p/>
            <text:p>GOTCHA: Which parts of the threat bar does this apply to? The “threat” segment, or the “gain” segment?</text:p>
          </table:table-cell>
          <table:table-cell table:number-columns-repeated="1018"/>
        </table:table-row>
        <table:table-row table:style-name="ro8">
          <table:table-cell table:number-columns-repeated="2" office:value-type="string">
            <text:p>low</text:p>
          </table:table-cell>
          <table:table-cell office:value-type="string">
            <text:p>5 (VERY invasive)</text:p>
          </table:table-cell>
          <table:table-cell office:value-type="string">
            <text:p>Architecture/Feature</text:p>
          </table:table-cell>
          <table:table-cell office:value-type="string">
            <text:p>Switch from “text tags” to “LuaText”.</text:p>
          </table:table-cell>
          <table:table-cell office:value-type="string">
            <text:p>Replace text tags (LibTagCompiler) with LuaText (like PitBull).</text:p>
            <text:p/>
            <text:p>Same sort of text entry in the various options areas. Would basically take these as LUA strings and compile them, instead of parsing the text tag, etc.</text:p>
            <text:p/>
            <text:p>GOTCHA: Debugging user text tags/Explaining text tags is hard enough. This would (for all practical purposes... admit it!) require the author(s) to debug user LUA gobbledigook/explain LUA (in the context of what the user wants to do). And NOTE: LibTagCompiler converts to a LUA string (wrapped in embedded/canned function boiler plate), and compiles it; comparable efficiency, with text tags serving as an abstract (and “safer”, albeit less powerful) intermediate specification <text:s/>language. Pros/Cons either way, as I see it.</text:p>
            <text:p/>
            <text:p>GOTCHA: Without some sort of proactive syntax checking, would the compilation step result in LUA errors when the user tried something bogus? How to protect the addon generally against LUA errors like this. How does PitBull4 protect itself from this?</text:p>
            <text:p/>
            <text:p>GOTCHA: the “right” way to do this would be to provide a test/debug interface, like LibDogTags does (this is basically a lightweight IDE). This would be very resource-intensive to implement (makes this requirement absolutely huge, actually).</text:p>
            <text:p/>
            <text:p>TODO: Look at PitNull4, understand how addon data is integrated with the LUA strings (i.e. how does the LUA access addon data, what parsing happens to integrate the LUA with addon data). In Aloft, everything is attached to “aloftData”, which could be passed as a parameter to the (compiled) LUA text.</text:p>
            <text:p/>
            <text:p>TODO: Possibly a collaborative project with the PitBull4 folks, to factor this out as a library, allow the data context to be parameterized by the user, implement an embedded IDE, etc?</text:p>
            <text:p/>
            <text:p>TODO (big): Figure out if this can filter nameplates and be used (somehow) to control overall nameplate layout (size/placement/color/texture/typeface/etc), or if this is really just a “text tag” replacement. The original user request wanted to be able to duplicate the capabilities of something like <text:a xlink:href="http://www.wowinterface.com/downloads/info14655-FactionChampionNameplateColors.html">http://www.wowinterface.com/downloads/info14655-FactionChampionNameplateColors.html</text:a>. I did not want to restrict this just to color (i.e. context-specific nameplate control, unit-by-unit).</text:p>
          </table:table-cell>
          <table:table-cell table:number-columns-repeated="1018"/>
        </table:table-row>
        <table:table-row table:style-name="ro24">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Track crowd control diminishing returns.</text:p>
          </table:table-cell>
          <table:table-cell office:value-type="string">
            <text:p>Currently, Aloft assumes a flat duration for all crowd control, based on the maximum duration of the spell used and whether the user is firing at a player (PvP) or not.</text:p>
            <text:p/>
            <text:p>Is there any way to actually theory-craft diminishing returns, at runtime, reliably? Is there a way to do this even if only for crowd control spells cast by the player on the current target (i.e. with full access to unitids)? Some sort of time state machine model, based on what applicable spells the player has cast in the recent past (taking into account how long ago)?</text:p>
          </table:table-cell>
          <table:table-cell table:number-columns-repeated="1018"/>
        </table:table-row>
        <table:table-row table:style-name="ro23">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Have crowd control take into account combo points on Rogue crowd control.</text:p>
          </table:table-cell>
          <table:table-cell office:value-type="string">
            <text:p>Currently, Aloft assumes a flat duration for all crowd control, based on the maximum duration of the spell used and whether the user is firing at a player (PvP) or not.</text:p>
            <text:p/>
            <text:p>Have Aloft take into account how many combo points are on the current target, when a Rogue casts crowd control? Aloft would have to track this in a coherent way via target switching/combo point events, because by the time the UNIT_CAST_* event arrived the combo points might not (would definitely not?) be on the target any more.</text:p>
          </table:table-cell>
          <table:table-cell table:number-columns-repeated="1018"/>
        </table:table-row>
        <table:table-row table:style-name="ro24">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Color tags on borders.</text:p>
          </table:table-cell>
          <table:table-cell office:value-type="string">
            <text:p>Provide color tags (i.e. “Color&gt;Advanced” options) on all borders.</text:p>
            <text:p/>
            <text:p>GOTCHA: Color tags are a bit flaky to begin with.</text:p>
            <text:p/>
            <text:p>Additional: Do the whole rigamarole with nameplate filtering via unit name, and allow the user to specify colors on that basis, as well? Use the digital search tree mechanism to subsume/replace color tags (i.e. “Color&gt;Advanced” options) for borders as well? Or leave it just at color tags.</text:p>
          </table:table-cell>
          <table:table-cell table:number-columns-repeated="1018"/>
        </table:table-row>
        <table:table-row table:style-name="ro27">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Display the equivalent of “Nameplate Glow” using nameplate color <text:s/>instead.</text:p>
          </table:table-cell>
          <table:table-cell office:value-type="string">
            <text:p>Provide an option under “Nameplate Glow” to use health bar color instead. Senses the Blizzard threat glow as usual, but hides the Aloft threat glow texture region and applies the nameplate glow color to the nameplate health bar instead.</text:p>
            <text:p/>
            <text:p>TODO: [ThreatColor]/[ThreatStatusColor] text tags?</text:p>
          </table:table-cell>
          <table:table-cell table:number-columns-repeated="1018"/>
        </table:table-row>
        <table:table-row table:style-name="ro12">
          <table:table-cell table:number-columns-repeated="2" office:value-type="string">
            <text:p>low</text:p>
          </table:table-cell>
          <table:table-cell office:value-type="float" office:value="4">
            <text:p>4</text:p>
          </table:table-cell>
          <table:table-cell office:value-type="string">
            <text:p>Feature</text:p>
          </table:table-cell>
          <table:table-cell office:value-type="string">
            <text:p>Tanking color enhancements.</text:p>
          </table:table-cell>
          <table:table-cell office:value-type="string">
            <text:p>Provide nameplate health bar or glow colors based on which target unit is assigned to which designated CTRA/oRA tank. Related to the “Target-of-Target color enhancements” requirement.</text:p>
            <text:p/>
            <text:p>Will need a set of options somewhere to allow for colors to be assigned. Should display a tank “number” (1-10, like CTRA/oRA), tank name, and a color. The colors can associate with tank numbers, as part of Aloft's permanent configuration (standard options, user profile, whatever); the tank names will be filled in extemporaneously to provide <text:s/>an integrated user interface.</text:p>
            <text:p/>
            <text:p>Will need raid target assignments, via linkage with CTRA/oRA (those allow raid targets to be associated with specific tanks, yes?) or the nameplates won't be identifiable. It should all hook together, but those icons will have to be present or else it won't work.</text:p>
            <text:p/>
            <text:p>TODO: Figure out how to plug into CTRA/oRA tank assignment communication.</text:p>
            <text:p/>
            <text:p>NOTE: I think ealth bar /glow color qualifies as overkill, since raid target assignments (icons) will be required for this to work, will be visible on the nameplates anyway, those icons can be sized somewhat arbitrarily (i.e. made really big, if the user wants), and each tank should know his/her icon anyway.</text:p>
          </table:table-cell>
          <table:table-cell table:number-columns-repeated="1018"/>
        </table:table-row>
        <table:table-row table:style-name="ro20">
          <table:table-cell table:number-columns-repeated="2" office:value-type="string">
            <text:p>low</text:p>
          </table:table-cell>
          <table:table-cell office:value-type="string">
            <text:p>4 (invasive)</text:p>
          </table:table-cell>
          <table:table-cell office:value-type="string">
            <text:p>Feature</text:p>
          </table:table-cell>
          <table:table-cell office:value-type="string">
            <text:p>Target-of-Target color enhancements.</text:p>
          </table:table-cell>
          <table:table-cell office:value-type="string">
            <text:p>Provide nameplate health bar or glow colors based on “who” a target is targeting (i.e. who a target-of-target is). Related to the “Tanking color enhancements” requirement.</text:p>
            <text:p/>
            <text:p>The original user wanted to be able to indicate with a nameplate health bar color or glow color whether the player's current target was targeting a designated tank, a DPS, or a healer, and/or to determine generally if unit was “secure” or "loose" (i.e. is the player's current target actively targeting any designated tank, or not). Presumably could/would tie into raid roles (see the raid role icon requirement), and CTRA/oRA tank assignments.</text:p>
            <text:p/>
            <text:p>TODO: Where to put these options?</text:p>
            <text:p/>
            <text:p>TODO: Figure out how to plug into CTRA/oRA tank assignment communication.</text:p>
            <text:p/>
            <text:p>TODO: Could be triggered off of any valid target-of-target data.</text:p>
            <text:p/>
            <text:p>TODO: Could this be targeted off of “securely tanking”, in a “AOE Threat” sense. Would require a unitid for the hostile unit, and group unitids for all designated tanks, and some sort of greedy threat calculation among all the designated tanks to determine if any of them had a threat type of “securely tanking” against that unit. Probably of limited utility; if this is implemented, start off just with the player's current target.</text:p>
            <text:p/>
            <text:p>Originally requested by user Delanna.</text:p>
          </table:table-cell>
          <table:table-cell table:number-columns-repeated="1018"/>
        </table:table-row>
        <table:table-row table:style-name="ro7">
          <table:table-cell table:number-columns-repeated="2" office:value-type="string">
            <text:p>low</text:p>
          </table:table-cell>
          <table:table-cell office:value-type="float" office:value="4">
            <text:p>4</text:p>
          </table:table-cell>
          <table:table-cell/>
          <table:table-cell office:value-type="string">
            <text:p>Provide more/generic glow capabilities.</text:p>
          </table:table-cell>
          <table:table-cell office:value-type="string">
            <text:p>Kind of like the “extra text fields” requirement. Lots of users seem to want to use glows for lots of things.</text:p>
            <text:p/>
            <text:p>So, provide the user with a way to generate and lay out generic glows (size/placement/texture/color), make them look nice... and then assign them to different functions (classic nameplate glow, threat flash, PvP targeting, tanking, target-of-target, whatever). They can go to town, creating lots of nice concentric color-coordinated glows, and then apply them to whatever they want. I would guess we would need to provide up to 5-8 of these.</text:p>
            <text:p/>
            <text:p>TODO: Two ways to provide options for these glows: provide the generic glow a canned selector for the various different <text:s/>applications (maybe applications could register with the glow subsystem, to be included in this selector), or provide the different applications a selector for the canned glows. I would vote for the latter (easier to extend; no application registration required, can just be data driven off the list of glows; the <text:s/>implementation of the actual glows would also probably be data driven like this anyway).</text:p>
            <text:p/>
            <text:p>TODO: Should there be any hard upper limit (I would say yes: perhaps 8).</text:p>
            <text:p/>
            <text:p>TODO: Would need to generate many, many more glow textures. These can be based on the existing texture shapes (square, solid oval, oval ring, existing cutaways, etc), and perhaps include some new shapes (square ring, solid circle, circle ring, solid diamond, diamond ring, various new sorts of cutaways), as well as perhaps some uni-dimensional stripes (which could be placed in various locations around the periphery of the nameplate, like Grid edge bars/corner text). Their dimensions should be consistent, as well as not to small/not too big; I am guessing something in the range of 64x512 or 128x512, so that they scale uniformly. Each should be configured with the same inner opening (i..e. for the nameplate, which will nest within), again, so that they scale uniformly. There should be a carefully graduated set of sizes for each (basically numbered, by shape; I am guessing between 4 and 8 of each), so that they will lay out at the same scale with a good concentric appearance. The various shapes should also have inner/outer edges that taper to permit a good concentric appearance. All of this can be done with GIMP (which is free), but getting all of this “right” is likely to be fairly time consuming.</text:p>
          </table:table-cell>
          <table:table-cell table:number-columns-repeated="1018"/>
        </table:table-row>
        <table:table-row table:style-name="ro27">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Rationalize target cast bar and crowd control bar.</text:p>
          </table:table-cell>
          <table:table-cell office:value-type="string">
            <text:p>Refactor these to use (basically) the same implementation.</text:p>
            <text:p/>
            <text:p>Both the target cast bar and the crowd control bar are singletons. Both can be implemented identically (except for the fact that target cast bar timing is slaved to the Blizzard target nameplate cast bar, and the crowd control bar is timed by Aloft).</text:p>
          </table:table-cell>
          <table:table-cell table:number-columns-repeated="1018"/>
        </table:table-row>
        <table:table-row table:style-name="ro24">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Expose the polling rates of all Ace3 timers to the user as options.</text:p>
          </table:table-cell>
          <table:table-cell office:value-type="string">
            <text:p>Go through the code, find all the Ace3 “repeating timers”, and provide user options to control how fast they are (0.0 would equate to an “OnUpdate” timer).</text:p>
            <text:p/>
            <text:p>This includes the main Aloft “Update” timer, that drives mining WorldFrame for nameplates.</text:p>
            <text:p/>
            <text:p>TODO: Optimize timers with short enough configured intervals as “OnUpdate” timers (i.e. take Ace3 out of the equation)?</text:p>
          </table:table-cell>
          <table:table-cell table:number-columns-repeated="1018"/>
        </table:table-row>
        <table:table-row table:style-name="ro14">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Use table replacement, rather than table clearing.</text:p>
          </table:table-cell>
          <table:table-cell office:value-type="string">
            <text:p>Locate all the code throughout the addon (including AloftCastWarning) that goes through tables and comprehensively (not selectively) clears them, and just replace the tables with a new table instead.</text:p>
            <text:p/>
            <text:p>This is presumably less resource-intensive than clearing.</text:p>
          </table:table-cell>
          <table:table-cell table:number-columns-repeated="1018"/>
        </table:table-row>
        <table:table-row table:style-name="ro25">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Automatically re-size “nameplate frame” based on length of (unit) “Name Field”.</text:p>
          </table:table-cell>
          <table:table-cell office:value-type="string">
            <text:p>Re-size the width of the nameplate frame based on the size of the contents of the “Name” field. If the “Name” field is too long to be completely contained within its visible width (such that it is truncated, terminated with ellipses/”...”), calculate how wide the nameplate frame would need to be for the “Name” field to be wide enough to contain its contents without truncating.</text:p>
            <text:p/>
            <text:p>Provide upper/lower adjustment limits (in terms of a minimum/maximum frame size, or minimum/maximum number of “Name” field characters, etc).</text:p>
            <text:p/>
            <text:p>This can probably be done on nameplate OnShow, but will probably only be possible out of combat. Some sort of relationship between string length (in characters, taking into account encoding/multi-byte), “Name” field font/size, and “Name” field margin placement (left margin versus right margin, and how many pixels in-between) will need to be constructed.</text:p>
            <text:p/>
            <text:p>Gotcha: will need to be tweaked for vertical layout nameplates, if that is ever implemented.</text:p>
            <text:p/>
            <text:p>Requested by user Thortok2000.</text:p>
          </table:table-cell>
          <table:table-cell table:number-columns-repeated="1018"/>
        </table:table-row>
        <table:table-row table:style-name="ro10">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Enhance “Data Options” to allow no saving, saving per-character, or saving realm-wide.</text:p>
          </table:table-cell>
          <table:table-cell office:value-type="string">
            <text:p>Self-explanatory. Also switch/assign data back and forth, to the appropriate part of the profile (realm versus character), so that data is not lost when the option values are changed.</text:p>
            <text:p/>
            <text:p>Possibly do this only on player/pet-related data (is pet data, race/class data, etc). But if the priority is to reduce live memory footprint, the narrowest working set will be per-character (assuming different characters are housed differently, and questing in different areas, etc).</text:p>
            <text:p/>
            <text:p>TODO: think of a way to limit the size of this data, with a least-recently-used replacement strategy. How to do this without having to copy and sort the data by date of creation?</text:p>
            <text:p/>
            <text:p>Requested by user Thortok2000.</text:p>
          </table:table-cell>
          <table:table-cell table:number-columns-repeated="1018"/>
        </table:table-row>
        <table:table-row table:style-name="ro14">
          <table:table-cell table:number-columns-repeated="2" office:value-type="string">
            <text:p>low</text:p>
          </table:table-cell>
          <table:table-cell office:value-type="float" office:value="3">
            <text:p>3</text:p>
          </table:table-cell>
          <table:table-cell office:value-type="string">
            <text:p>Architecture</text:p>
          </table:table-cell>
          <table:table-cell office:value-type="string">
            <text:p>Look for opportunities to combine data-gathering mechanisms.</text:p>
          </table:table-cell>
          <table:table-cell office:value-type="string">
            <text:p>Example: everything that currently scrapes the tooltip could be combined into one module (Comment, Faction, etc).</text:p>
            <text:p/>
            <text:p>Gotcha: this functionality is optional. Centralizing it would implicitly combine it, which could make it difficult for the user to enable it separately.</text:p>
          </table:table-cell>
          <table:table-cell table:number-columns-repeated="1018"/>
        </table:table-row>
        <table:table-row table:style-name="ro27">
          <table:table-cell table:number-columns-repeated="2" office:value-type="string">
            <text:p>low</text:p>
          </table:table-cell>
          <table:table-cell office:value-type="float" office:value="5">
            <text:p>5</text:p>
          </table:table-cell>
          <table:table-cell office:value-type="string">
            <text:p>Architecture</text:p>
          </table:table-cell>
          <table:table-cell office:value-type="string">
            <text:p>Develop an event-handling subsystem.</text:p>
          </table:table-cell>
          <table:table-cell office:value-type="string">
            <text:p>Goal: combine/filter events and event handling, to avoid redundant event processing.</text:p>
            <text:p/>
            <text:p>TODO: explain this.</text:p>
            <text:p/>
            <text:p>TODO: look for opportunities to use the AceBucket subsystem?</text:p>
          </table:table-cell>
          <table:table-cell table:number-columns-repeated="1018"/>
        </table:table-row>
        <table:table-row table:style-name="ro27">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Enhance “Visibility” subsystem to control current target nameplate.</text:p>
          </table:table-cell>
          <table:table-cell office:value-type="string">
            <text:p>Enhance “Visibility” subsystem to expose “Current Target” as an option, and make it visible (overriding hiding based on other “Visibility” options).</text:p>
            <text:p/>
            <text:p>TODO: find a way to do this that operates globally, once up front, on “aloftData.isTarget”; skip calling aloftData:IsTarget() in this case?</text:p>
          </table:table-cell>
          <table:table-cell table:number-columns-repeated="1018"/>
        </table:table-row>
        <table:table-row table:style-name="ro28">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Implement an [IsFriend] tag.</text:p>
          </table:table-cell>
          <table:table-cell office:value-type="string">
            <text:p>Collect the user's friends list, and roll each character name into a DST, and create a tag to test for aloftData.name membership in the DST.</text:p>
            <text:p/>
            <text:p>TODO:register for friends list change events, and update the DST incrementally?</text:p>
            <text:p/>
            <text:p>TODO: test for whether the user is in a BG, and disable this feature? Or condition test on the unit being from the same realm as the user? Parse BattleGroundScore() data, and initialize aloftData.realm accordingly?</text:p>
            <text:p/>
            <text:p>TODO: figure out if this can be rationalized with “realid”?</text:p>
          </table:table-cell>
          <table:table-cell table:number-columns-repeated="1018"/>
        </table:table-row>
        <table:table-row table:style-name="ro6">
          <table:table-cell table:number-columns-repeated="2" office:value-type="string">
            <text:p>low</text:p>
          </table:table-cell>
          <table:table-cell office:value-type="float" office:value="3">
            <text:p>3</text:p>
          </table:table-cell>
          <table:table-cell office:value-type="string">
            <text:p>Architecture</text:p>
          </table:table-cell>
          <table:table-cell office:value-type="string">
            <text:p>Centralize frame delay.</text:p>
          </table:table-cell>
          <table:table-cell office:value-type="string">
            <text:p>When main/base “OnNameplateShow” script is run, in Aloft.lua, delay issuing “Aloft:OnNameplateShow” message to rest of addon for one frame. Then remove frame delay processing from the rest of the addon, one subsystem at a time.</text:p>
            <text:p/>
            <text:p>Note: this could get complicated; basic frame layout/placement, including initialization of nameplateFrame and layoutFrame, might need to complete, so that these frames are placed and have updated, before additional elements are initialized and placed. This could require a two-stage frame delay... one frame for nameplateFrame and layoutFrame, and another subsequent frame for the rest of the nameplate.</text:p>
          </table:table-cell>
          <table:table-cell table:number-columns-repeated="1018"/>
        </table:table-row>
        <table:table-row table:style-name="ro6">
          <table:table-cell table:number-columns-repeated="2" office:value-type="string">
            <text:p>low</text:p>
          </table:table-cell>
          <table:table-cell office:value-type="float" office:value="2">
            <text:p>2</text:p>
          </table:table-cell>
          <table:table-cell office:value-type="string">
            <text:p>Defect</text:p>
          </table:table-cell>
          <table:table-cell office:value-type="string">
            <text:p>Update tooltip text for options that have “implicit” module data requirements, so the user will presumably know when a module needs to be enabled.</text:p>
          </table:table-cell>
          <table:table-cell office:value-type="string">
            <text:p>Example: when altering pet colors under “Health Bar&gt;Colors”, differentiating pet colors from those of plain NPCs, an implicit dependence is created on the (optional) AloftPetOwnersName module. The user must enable this module, or they will get errors like “Unable to determine module providing data: petOwnersName.”</text:p>
            <text:p/>
            <text:p>TODO: identify these requirements by searching the LUA for 'table.insert(dataRequiredList, "petOwnersName")' constructs, i.e. for data not contained in text fields. Update the associated option tooltip text accordingly (to start with, parenthesized, in english, appended to the localized text; example: “(requires AloftPetOwnersName module)”).</text:p>
            <text:p/>
          </table:table-cell>
          <table:table-cell table:number-columns-repeated="1018"/>
        </table:table-row>
        <table:table-row table:style-name="ro31">
          <table:table-cell table:number-columns-repeated="2" office:value-type="string">
            <text:p>low</text:p>
          </table:table-cell>
          <table:table-cell office:value-type="float" office:value="1">
            <text:p>1</text:p>
          </table:table-cell>
          <table:table-cell office:value-type="string">
            <text:p>Defect</text:p>
          </table:table-cell>
          <table:table-cell office:value-type="string">
            <text:p>Clean up Aloft:GetTotemExceptionColor() usage, for hostile/neutral/friendly nameplates.</text:p>
          </table:table-cell>
          <table:table-cell office:value-type="string">
            <text:p>Code in HealthBar/Visibility modules looked a little dirty/ad-hoc on inspection. Clean this up.</text:p>
            <text:p/>
          </table:table-cell>
          <table:table-cell table:number-columns-repeated="1018"/>
        </table:table-row>
        <table:table-row table:style-name="ro18">
          <table:table-cell table:number-columns-repeated="2" office:value-type="string">
            <text:p>low</text:p>
          </table:table-cell>
          <table:table-cell office:value-type="float" office:value="1">
            <text:p>1</text:p>
          </table:table-cell>
          <table:table-cell office:value-type="string">
            <text:p>Defect</text:p>
          </table:table-cell>
          <table:table-cell office:value-type="string">
            <text:p>Make parsing of unit names, for nameplate matching purposes, sensitive to whether user is in a cross-realm PvP setting.</text:p>
          </table:table-cell>
          <table:table-cell office:value-type="string">
            <text:p>Efficiency issue. No need to parse unit names if it is impossible for them to be cross-realm.</text:p>
          </table:table-cell>
          <table:table-cell table:number-columns-repeated="1018"/>
        </table:table-row>
        <table:table-row table:style-name="ro18">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Listen for the relevant events, and track/cache where the player is (solo/group/raid, resting/not, what kind of instance).</text:p>
          </table:table-cell>
          <table:table-cell office:value-type="string">
            <text:p>Handle the relevant events. Track/cache the relevant data. Provide methods to access the cached information. Update all the modules that currently query for number of group/raid members, whether resting, IsInInstance(), and etc, to use the access methods instead.</text:p>
          </table:table-cell>
          <table:table-cell table:number-columns-repeated="1018"/>
        </table:table-row>
        <table:table-row table:style-name="ro2">
          <table:table-cell table:number-columns-repeated="2" office:value-type="string">
            <text:p>low</text:p>
          </table:table-cell>
          <table:table-cell office:value-type="float" office:value="1">
            <text:p>1</text:p>
          </table:table-cell>
          <table:table-cell office:value-type="string">
            <text:p>Feature</text:p>
          </table:table-cell>
          <table:table-cell office:value-type="string">
            <text:p>Provide a “show guildmembers, while solo/BG only”.</text:p>
          </table:table-cell>
          <table:table-cell office:value-type="string">
            <text:p>Part of “Visibility&gt;Friendly Players”. Requested by user “jtbalogh”.</text:p>
          </table:table-cell>
          <table:table-cell table:number-columns-repeated="1018"/>
        </table:table-row>
        <table:table-row table:style-name="ro27">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Include (optional) icons on combat text.</text:p>
          </table:table-cell>
          <table:table-cell office:value-type="string">
            <text:p>Use spellId (when available), from the combat log, to query (via GetSpellInfo()) for the icon of the spell being used, and paint that in a texture region at a configurable location next to the text region. display/clear/fade the icon texture in parallel with the text region.</text:p>
            <text:p/>
            <text:p>TODO: Cache spellId&lt;-&gt;icon mapping? Leverage the AloftCastWarning spellbook for this, if available?</text:p>
          </table:table-cell>
          <table:table-cell table:number-columns-repeated="1018"/>
        </table:table-row>
        <table:table-row table:style-name="ro32">
          <table:table-cell table:number-columns-repeated="2" office:value-type="string">
            <text:p>low</text:p>
          </table:table-cell>
          <table:table-cell office:value-type="float" office:value="3">
            <text:p>3</text:p>
          </table:table-cell>
          <table:table-cell office:value-type="string">
            <text:p>Architecture</text:p>
          </table:table-cell>
          <table:table-cell office:value-type="string">
            <text:p>Add a conditional to the various elements in the nameplate assembly, to flag/count initialization, check it to prevent redundant initialization, and clear it on release/hide.</text:p>
          </table:table-cell>
          <table:table-cell office:value-type="string">
            <text:p>Adding a conditional/count like this to the threat bar to prevent flickering (but keep the malformed border fix) was fairly successful. Expand this feature to the rest of the addon (testing thoroughly along the way).</text:p>
          </table:table-cell>
          <table:table-cell table:number-columns-repeated="1018"/>
        </table:table-row>
        <table:table-row table:style-name="ro24">
          <table:table-cell table:number-columns-repeated="2" office:value-type="string">
            <text:p>low</text:p>
          </table:table-cell>
          <table:table-cell office:value-type="float" office:value="2">
            <text:p>2</text:p>
          </table:table-cell>
          <table:table-cell office:value-type="string">
            <text:p>Feature</text:p>
          </table:table-cell>
          <table:table-cell office:value-type="string">
            <text:p>Add an option to make nameplates with raid icons “always visible”.</text:p>
          </table:table-cell>
          <table:table-cell office:value-type="string">
            <text:p>Should be fairly straightforward: detect the shown (as opposed to visible) presence of a raid icon, and make it always visible. Logic should go pretty much in the same place in AloftVisibility that IsTarget logic goes. Requested by user “jtbalogh”.</text:p>
            <text:p/>
            <text:p>TODO: determine if the basic nameplate OnShow logic can detect the presence of icons, and flag them in aloftData (would reduce resource overhead of gathering the information). Will also need to check for icons when the raid target assignment event is detected.</text:p>
          </table:table-cell>
          <table:table-cell table:number-columns-repeated="1018"/>
        </table:table-row>
        <table:table-row table:style-name="ro26">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Look into using LibNameplates-1.0.</text:p>
          </table:table-cell>
          <table:table-cell office:value-type="string">
            <text:p>LibNameplates-1.0 has mechanisms for slicing/dicing the nameplate frame regions/children (make sure it gets all of them, Aloft operates on most, and hides several more), identifying the GUID of nameplates with raid icons, etc. Determine what it can do, that Aloft needs, propose changes to that author as needed, and then incorporate it.</text:p>
          </table:table-cell>
          <table:table-cell table:number-columns-repeated="1018"/>
        </table:table-row>
        <table:table-row table:style-name="ro2">
          <table:table-cell table:number-columns-repeated="2" office:value-type="string">
            <text:p>low</text:p>
          </table:table-cell>
          <table:table-cell office:value-type="float" office:value="3">
            <text:p>3</text:p>
          </table:table-cell>
          <table:table-cell office:value-type="string">
            <text:p>Feature</text:p>
          </table:table-cell>
          <table:table-cell office:value-type="string">
            <text:p>Look into using LibNameplates-1.0.</text:p>
          </table:table-cell>
          <table:table-cell office:value-type="string">
            <text:p>Identify role via spell-cast activity, along the lines of Gladius/HealersMustDie, sniffed from the combat log.</text:p>
          </table:table-cell>
          <table:table-cell table:number-columns-repeated="1018"/>
        </table:table-row>
        <table:table-row table:style-name="ro22">
          <table:table-cell table:number-columns-repeated="2" office:value-type="string">
            <text:p>low</text:p>
          </table:table-cell>
          <table:table-cell office:value-type="float" office:value="2">
            <text:p>2</text:p>
          </table:table-cell>
          <table:table-cell office:value-type="string">
            <text:p>Architecture</text:p>
          </table:table-cell>
          <table:table-cell office:value-type="string">
            <text:p>Use tables for string lookup.</text:p>
          </table:table-cell>
          <table:table-cell office:value-type="string">
            <text:p>The DST mechanism is overkill for simple string lookup. Convert totem name matching, user unit name matching, and so forth, to just use a table (mapping from string-&gt;true or string-&gt;object) for this validation.</text:p>
          </table:table-cell>
          <table:table-cell table:number-columns-repeated="1018"/>
        </table:table-row>
        <table:table-row table:style-name="ro14">
          <table:table-cell table:number-columns-repeated="2" office:value-type="string">
            <text:p>low</text:p>
          </table:table-cell>
          <table:table-cell office:value-type="float" office:value="3">
            <text:p>3</text:p>
          </table:table-cell>
          <table:table-cell office:value-type="string">
            <text:p>Architecture</text:p>
          </table:table-cell>
          <table:table-cell office:value-type="string">
            <text:p>Regularize nameplate initialization around its OnShow and OnUpdate events.</text:p>
          </table:table-cell>
          <table:table-cell office:value-type="string">
            <text:p>Break nameplate initialization into two parts: an OnShow handler (via statically hooked script),, and an OnUpdate handler (via temporary hooked script). Hook OnUpdate script at completion of OnShow handling. Unhook OnUpdate script <text:s/>once it has run. Play with general propagation of OnShow events to the rest of the framework out of the OnUpdate handler.</text:p>
          </table:table-cell>
          <table:table-cell table:number-columns-repeated="1018"/>
        </table:table-row>
        <table:table-row table:style-name="ro33">
          <table:table-cell table:number-columns-repeated="2" office:value-type="string">
            <text:p>low</text:p>
          </table:table-cell>
          <table:table-cell office:value-type="float" office:value="3">
            <text:p>3</text:p>
          </table:table-cell>
          <table:table-cell office:value-type="string">
            <text:p>Defect</text:p>
          </table:table-cell>
          <table:table-cell office:value-type="string">
            <text:p>rewrite the AloftCastWarning bar management subsystem.</text:p>
          </table:table-cell>
          <table:table-cell office:value-type="string">
            <text:p>Very ad-hoc and byzantine at the moment.</text:p>
            <text:p/>
            <text:p>Various additional requirements:</text:p>
            <text:p/>
            <text:p>We want to track active spell casts associated with identifiable GUIDs <text:s/>(even for the current target nameplate, even for nameplates that are not visible), so we can paint a warning bar on the nameplate when it becomes visible or ceases to be the target (and do so with the correct timing, tracking through fade, and etc).</text:p>
            <text:p/>
            <text:p>We want to disqualify painting cast warnings on the basis of certain things (options disabled, unit characteristics, target nameplate, etc).</text:p>
            <text:p/>
            <text:p>We want to stop animating and erase the cast warning when conditions change (without deleting the active spell cast tracking).</text:p>
            <text:p/>
            <text:p>We want to handle multiple events for the same spell cast. Right now (2011/04/27; WoW 4.1), for instance, when Rain of Fire channels, no COMBAT_LOG_EVENT_UNFILTERED/SPELL_CAST_START event is received, multiple COMBAT_LOG_EVENT_UNFILTERED/SPELL_CAST_SUCCESS events are received as it ticks, and the first COMBAT_LOG_EVENT_UNFILTERED/SPELL_CAST_SUCCESS event reports a different spellId (5740) from the subsequent events (42223). Active spell cast tracking and ongoing cast warning handling need to be tolerant of these pathologies.</text:p>
            <text:p/>
            <text:p>Ideally, we would qualify whether an active spell cast should be tracked based on whether we can associate the GUID with a nameplate (at time of first detection of the spell; once the spell has started, it is too late). Then we would qualify whether a nameplate needs a cast warning (based on options, target/nontarget, identifiable GUID, whether there is an associated active spell cast, etc), and once that decision is made, we would push the cast warning bar through a simple state machine: none&gt;visible&gt;fade&gt;none, where the process jumps into the state progression wherever appropriate based on the progress of the active cast.</text:p>
            <text:p/>
            <text:p>The whole thing could probably be made quite a bit simpler.</text:p>
          </table:table-cell>
          <table:table-cell table:number-columns-repeated="1018"/>
        </table:table-row>
        <table:table-row table:style-name="ro22">
          <table:table-cell table:number-columns-repeated="2" office:value-type="string">
            <text:p>low</text:p>
          </table:table-cell>
          <table:table-cell office:value-type="float" office:value="2">
            <text:p>2</text:p>
          </table:table-cell>
          <table:table-cell office:value-type="string">
            <text:p>Feature</text:p>
          </table:table-cell>
          <table:table-cell table:style-name="ce2" office:value-type="string">
            <text:p>Look for opportunities to exploit the Blizzard GetPlayerInfoByGUID() API.</text:p>
          </table:table-cell>
          <table:table-cell office:value-type="string">
            <text:p>Look for opportunities to exploit the Blizzard GetPlayerInfoByGUID() API.</text:p>
          </table:table-cell>
          <table:table-cell table:number-columns-repeated="1018"/>
        </table:table-row>
        <table:table-row table:style-name="ro22">
          <table:table-cell table:number-columns-repeated="2" office:value-type="string">
            <text:p>low</text:p>
          </table:table-cell>
          <table:table-cell office:value-type="float" office:value="2">
            <text:p>2</text:p>
          </table:table-cell>
          <table:table-cell office:value-type="string">
            <text:p>Feature</text:p>
          </table:table-cell>
          <table:table-cell table:style-name="ce2" office:value-type="string">
            <text:p>Provide a means of disabling health bars.</text:p>
          </table:table-cell>
          <table:table-cell office:value-type="string">
            <text:p>So that users can create an InfinityPlates-like “text-only” look. Make sure to disclaim mouse interaction in the tooltip for the option.</text:p>
          </table:table-cell>
          <table:table-cell table:number-columns-repeated="1018"/>
        </table:table-row>
        <table:table-row table:style-name="ro22" table:number-rows-repeated="65455">
          <table:table-cell table:number-columns-repeated="1024"/>
        </table:table-row>
        <table:table-row table:style-name="ro22">
          <table:table-cell table:number-columns-repeated="1024"/>
        </table:table-row>
      </table:table>
      <table:table table:name="Sheet2" table:style-name="ta1" table:print="false">
        <table:table-column table:style-name="co1" table:default-cell-style-name="Default"/>
        <table:table-row table:style-name="ro4">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0">08/20/2011</text:date>, <text:time>12:22: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15:00:03.10</meta:creation-date>
    <dc:date>2011-08-20T12:22:01.73</dc:date>
    <meta:editing-duration>PT13H36M6S</meta:editing-duration>
    <meta:editing-cycles>417</meta:editing-cycles>
    <meta:generator>OpenOffice.org/3.3$Win32 OpenOffice.org_project/330m20$Build-9567</meta:generator>
    <meta:document-statistic meta:table-count="3" meta:cell-count="481" meta:object-count="0"/>
  </office:meta>
</office:document-meta>
</file>